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99ff66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EMMA Pandora</text:p>
          </table:table-cell>
          <table:table-cell table:style-name="ce1" office:value-type="string">
            <text:p>Lemma TreeTagger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3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</table:table-row>
        <table:table-row table:style-name="ro2">
          <table:table-cell table:style-name="ce2"/>
          <table:table-cell table:style-name="ce2" office:value-type="string">
            <text:p>unc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3">
          <table:table-cell table:style-name="ce2"/>
          <table:table-cell table:style-name="ce2" office:value-type="string">
            <text:p>au</text:p>
          </table:table-cell>
          <table:table-cell table:style-name="ce2" office:value-type="string">
            <text:p>a3+le</text:p>
          </table:table-cell>
          <table:table-cell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3" table:style-name="ce2" office:value-type="string">
            <text:p>test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e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2|en</text:p>
          </table:table-cell>
          <table:table-cell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batit</text:p>
          </table:table-cell>
          <table:table-cell office:value-type="string">
            <text:p>abatre</text:p>
          </table:table-cell>
          <table:table-cell office:value-type="string">
            <text:p>aba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ou</text:p>
          </table:table-cell>
          <table:table-cell table:style-name="ce2" office:value-type="string">
            <text:p>en1+le</text:p>
          </table:table-cell>
          <table:table-cell office:value-type="string">
            <text:p>en1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pré</text:p>
          </table:table-cell>
          <table:table-cell office:value-type="string">
            <text:p>pr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</text:p>
          </table:table-cell>
          <table:table-cell table:number-columns-repeated="2" office:value-type="string">
            <text:p>de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evoux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table:number-columns-repeated="2" office:value-type="string">
            <text:p>de+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ief</text:p>
          </table:table-cell>
          <table:table-cell office:value-type="string">
            <text:p>chief1</text:p>
          </table:table-cell>
          <table:table-cell table:style-name="ce2" office:value-type="string">
            <text:p>chief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number-columns-repeated="2" table:style-name="ce2" office:value-type="string">
            <text:p>partie</text:p>
          </table:table-cell>
          <table:table-cell office:value-type="string">
            <text:p>parti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asé</text:p>
          </table:table-cell>
          <table:table-cell table:style-name="ce2" office:value-type="string">
            <text:p>raser</text:p>
          </table:table-cell>
          <table:table-cell office:value-type="string">
            <text:p>ra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p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Damedex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arda</text:p>
          </table:table-cell>
          <table:table-cell table:style-name="ce2" office:value-type="string">
            <text:p>garder</text:p>
          </table:table-cell>
          <table:table-cell office:value-type="string">
            <text:p>gard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har</text:p>
          </table:table-cell>
          <table:table-cell office:value-type="string">
            <text:p>char2</text:p>
          </table:table-cell>
          <table:table-cell table:style-name="ce2" office:value-type="string">
            <text:p>cha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ché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efiert</text:p>
          </table:table-cell>
          <table:table-cell office:value-type="string">
            <text:p>referir2</text:p>
          </table:table-cell>
          <table:table-cell office:value-type="string">
            <text:p>referir2|re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ui</text:p>
          </table:table-cell>
          <table:table-cell office:value-type="string">
            <text:p>il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vive</text:p>
          </table:table-cell>
          <table:table-cell table:style-name="ce2" office:value-type="string">
            <text:p>vif</text:p>
          </table:table-cell>
          <table:table-cell office:value-type="string">
            <text:p>vif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posta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sma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.i.</text:p>
          </table:table-cell>
          <table:table-cell table:number-columns-repeated="2" table:style-name="ce2" office:value-type="string">
            <text:p>un</text:p>
          </table:table-cell>
          <table:table-cell table:style-name="ce2" office:value-type="string">
            <text:p>DETcar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or</text:p>
          </table:table-cell>
          <table:table-cell table:number-columns-repeated="2" office:value-type="string">
            <text:p>sor2|sur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heaume</text:p>
          </table:table-cell>
          <table:table-cell table:number-columns-repeated="2" office:value-type="string">
            <text:p>heaum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j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oit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2" office:value-type="string">
            <text:p>que2|que3</text:p>
          </table:table-cell>
          <table:table-cell office:value-type="string">
            <text:p>que2|que3|que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3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 </text:p>
          </table:table-cell>
          <table:table-cell table:number-columns-repeated="2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A l'origine : « la ».</text:p>
          </table:table-cell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asiné</text:p>
          </table:table-cell>
          <table:table-cell table:number-columns-repeated="2" table:style-name="ce2" office:value-type="string">
            <text:p>asse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Ce</text:p>
          </table:table-cell>
          <table:table-cell table:number-columns-repeated="2" table:style-name="ce2" office:value-type="string">
            <text:p>ce1</text:p>
          </table:table-cell>
          <table:table-cell table:style-name="ce2" office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int</text:p>
          </table:table-cell>
          <table:table-cell office:value-type="string">
            <text:p>tenir</text:p>
          </table:table-cell>
          <table:table-cell table:style-name="ce2" office:value-type="string">
            <text:p>ten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style-name="ce2" office:value-type="string">
            <text:p>avoir</text:p>
          </table:table-cell>
          <table:table-cell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number-columns-repeated="2" table:style-name="ce2" office:value-type="string">
            <text:p>en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ntre</text:p>
          </table:table-cell>
          <table:table-cell table:number-columns-repeated="2" office:value-type="string">
            <text:p>contr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geté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scovert</text:p>
          </table:table-cell>
          <table:table-cell table:style-name="ce2" office:value-type="string">
            <text:p>descovrir</text:p>
          </table:table-cell>
          <table:table-cell office:value-type="string">
            <text:p>descovri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osté</text:p>
          </table:table-cell>
          <table:table-cell office:value-type="string">
            <text:p>costé</text:p>
          </table:table-cell>
          <table:table-cell table:style-name="ce2" office:value-type="string">
            <text:p>co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livier</text:p>
          </table:table-cell>
          <table:table-cell office:value-type="string">
            <text:p>oliver</text:p>
          </table:table-cell>
          <table:table-cell table:style-name="ce2" office:value-type="string">
            <text:p>oliver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ercoit</text:p>
          </table:table-cell>
          <table:table-cell table:style-name="ce2" office:value-type="string">
            <text:p>apercevoir</text:p>
          </table:table-cell>
          <table:table-cell office:value-type="string">
            <text:p>aperce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mout</text:p>
          </table:table-cell>
          <table:table-cell table:style-name="ce2" office:value-type="string">
            <text:p>mout</text:p>
          </table:table-cell>
          <table:table-cell office:value-type="string">
            <text:p>mou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A l'origine : « la ».</text:p>
          </table:table-cell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3">
          <table:table-cell table:style-name="ce2"/>
          <table:table-cell table:style-name="ce2" office:value-type="string">
            <text:p>avisié</text:p>
          </table:table-cell>
          <table:table-cell table:number-columns-repeated="2" table:style-name="ce2" office:value-type="string">
            <text:p>avi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4" office:value-type="string">
            <text:p>n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table:style-name="Default" office:value-type="string">
            <text:p>a3+le</text:p>
          </table:table-cell>
          <table:table-cell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4" office:value-type="string">
            <text:p>n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retraire</text:p>
          </table:table-cell>
          <table:table-cell office:value-type="string">
            <text:p>retraire</text:p>
          </table:table-cell>
          <table:table-cell table:style-name="ce2" office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i</text:p>
          </table:table-cell>
          <table:table-cell table:number-columns-repeated="2" office:value-type="string">
            <text:p>qui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tré</text:p>
          </table:table-cell>
          <table:table-cell table:style-name="ce2" office:value-type="string">
            <text:p>letré1</text:p>
          </table:table-cell>
          <table:table-cell office:value-type="string">
            <text:p>letré1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ERppe</text:p>
          </table:table-cell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r</text:p>
          </table:table-cell>
          <table:table-cell table:style-name="ce2" office:value-type="string">
            <text:p>desor</text:p>
          </table:table-cell>
          <table:table-cell office:value-type="string">
            <text:p>deso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aimelle</text:p>
          </table:table-cell>
          <table:table-cell table:number-columns-repeated="2" table:style-name="ce2" office:value-type="string">
            <text:p>mamell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oné</text:p>
          </table:table-cell>
          <table:table-cell office:value-type="string">
            <text:p>doner</text:p>
          </table:table-cell>
          <table:table-cell office:value-type="string">
            <text:p>do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lanc</text:p>
          </table:table-cell>
          <table:table-cell table:number-columns-repeated="2" office:value-type="string">
            <text:p>blanc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berc</text:p>
          </table:table-cell>
          <table:table-cell table:style-name="ce2" office:value-type="string">
            <text:p>hauberc</text:p>
          </table:table-cell>
          <table:table-cell office:value-type="string">
            <text:p>hauber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3">
          <table:table-cell table:style-name="ce2"/>
          <table:table-cell table:style-name="ce2" office:value-type="string">
            <text:p>desrot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maellé</text:p>
          </table:table-cell>
          <table:table-cell office:value-type="string">
            <text:p>desmaillier</text:p>
          </table:table-cell>
          <table:table-cell table:style-name="ce2" office:value-type="string">
            <text:p>desmaill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aval</text:p>
          </table:table-cell>
          <table:table-cell office:value-type="string">
            <text:p>cheval</text:p>
          </table:table-cell>
          <table:table-cell table:style-name="ce2" office:value-type="string">
            <text:p>cheva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desoz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a</text:p>
          </table:table-cell>
          <table:table-cell table:style-name="ce2" office:value-type="string">
            <text:p>liier3</text:p>
          </table:table-cell>
          <table:table-cell office:value-type="string">
            <text:p>liier3|lï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detranchié</text:p>
          </table:table-cell>
          <table:table-cell table:style-name="ce2" office:value-type="string">
            <text:p>detrenchier</text:p>
          </table:table-cell>
          <table:table-cell office:value-type="string">
            <text:p>detren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oia</text:p>
          </table:table-cell>
          <table:table-cell table:style-name="ce2" office:value-type="string">
            <text:p>apoiier</text:p>
          </table:table-cell>
          <table:table-cell office:value-type="string">
            <text:p>apoii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uer</text:p>
          </table:table-cell>
          <table:table-cell office:value-type="string">
            <text:p>cuer2</text:p>
          </table:table-cell>
          <table:table-cell table:style-name="ce2" office:value-type="string">
            <text:p>cue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t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irié</text:p>
          </table:table-cell>
          <table:table-cell table:style-name="ce2" office:value-type="string">
            <text:p>irier</text:p>
          </table:table-cell>
          <table:table-cell office:value-type="string">
            <text:p>ir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office:value-type="string">
            <text:p>tot</text:p>
          </table:table-cell>
          <table:table-cell table:style-name="ce2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ertu</text:p>
          </table:table-cell>
          <table:table-cell table:number-columns-repeated="2" office:value-type="string">
            <text:p>vert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style-name="ce2" office:value-type="string">
            <text:p>brant1</text:p>
          </table:table-cell>
          <table:table-cell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boté</text:p>
          </table:table-cell>
          <table:table-cell table:number-columns-repeated="2" table:style-name="ce2" office:value-type="string">
            <text:p>boter1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lez</text:p>
          </table:table-cell>
          <table:table-cell office:value-type="string">
            <text:p>dalez</text:p>
          </table:table-cell>
          <table:table-cell table:style-name="ce2" office:value-type="string">
            <text:p>dale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senestre</text:p>
          </table:table-cell>
          <table:table-cell office:value-type="string">
            <text:p>senestre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lé</text:p>
          </table:table-cell>
          <table:table-cell table:style-name="ce2" office:value-type="string">
            <text:p>coler1</text:p>
          </table:table-cell>
          <table:table-cell office:value-type="string">
            <text:p>coler1|c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c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en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1</text:p>
          </table:table-cell>
          <table:table-cell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mie</text:p>
          </table:table-cell>
          <table:table-cell table:number-columns-repeated="2" table:style-name="ce2" office:value-type="string">
            <text:p>mi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le </text:p>
          </table:table-cell>
          <table:table-cell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hine</text:p>
          </table:table-cell>
          <table:table-cell office:value-type="string">
            <text:p>eschine</text:p>
          </table:table-cell>
          <table:table-cell office:value-type="string">
            <text:p>eschin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4" office:value-type="string">
            <text:p>la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4" office:value-type="string">
            <text:p>trachi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pé</text:p>
          </table:table-cell>
          <table:table-cell table:style-name="ce2" office:value-type="string">
            <text:p>coper</text:p>
          </table:table-cell>
          <table:table-cell office:value-type="string">
            <text:p>cop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 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oel</text:p>
          </table:table-cell>
          <table:table-cell table:style-name="ce2" office:value-type="string">
            <text:p>böel</text:p>
          </table:table-cell>
          <table:table-cell office:value-type="string">
            <text:p>bö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un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number-columns-repeated="2" table:style-name="ce2" office:value-type="string">
            <text:p>hors</text:p>
          </table:table-cell>
          <table:table-cell office:value-type="string">
            <text:p>hors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volé</text:p>
          </table:table-cell>
          <table:table-cell table:style-name="ce2" office:value-type="string">
            <text:p>voler</text:p>
          </table:table-cell>
          <table:table-cell office:value-type="string">
            <text:p>v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es</text:p>
          </table:table-cell>
          <table:table-cell office:value-type="string">
            <text:p>mais1</text:p>
          </table:table-cell>
          <table:table-cell table:style-name="ce2" office:value-type="string">
            <text:p>mais1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4" office:value-type="string">
            <text:p>i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ele|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I car élision du « l » → il ?</text:p>
          </table:table-cell>
        </table:table-row>
        <table:table-row table:style-name="ro2">
          <table:table-cell table:style-name="ce2"/>
          <table:table-cell table:style-name="ce2" office:value-type="string">
            <text:p>n</text:p>
          </table:table-cell>
          <table:table-cell office:value-type="string">
            <text:p>ne1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office:value-type="string">
            <text:p>en2</text:p>
          </table:table-cell>
          <table:table-cell table:style-name="Default"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us</text:p>
          </table:table-cell>
          <table:table-cell table:style-name="Default" office:value-type="string">
            <text:p>nul</text:p>
          </table:table-cell>
          <table:table-cell office:value-type="string">
            <text:p>nul</text:p>
          </table:table-cell>
          <table:table-cell office:value-type="string">
            <text:p>ADVgen</text:p>
          </table:table-cell>
          <table:table-cell table:number-columns-repeated="6"/>
          <table:table-cell table:style-name="ce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umis</text:p>
          </table:table-cell>
          <table:table-cell table:style-name="Default" office:value-type="string">
            <text:p>maumetre</text:p>
          </table:table-cell>
          <table:table-cell office:value-type="string">
            <text:p>maume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4" office:value-type="string">
            <text:p>emperé</text:p>
          </table:table-cell>
          <table:table-cell table:style-name="Default" office:value-type="string">
            <text:p>emperer</text:p>
          </table:table-cell>
          <table:table-cell table:style-name="Default" office:value-type="string">
            <text:p>emp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 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oison</text:p>
          </table:table-cell>
          <table:table-cell table:style-name="Default" office:value-type="string">
            <text:p>foison</text:p>
          </table:table-cell>
          <table:table-cell office:value-type="string">
            <text:p>fo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st</text:p>
          </table:table-cell>
          <table:table-cell table:number-columns-repeated="2" table:style-name="Default"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ors</text:p>
          </table:table-cell>
          <table:table-cell table:style-name="Default" office:value-type="string">
            <text:p>hors </text:p>
          </table:table-cell>
          <table:table-cell office:value-type="string">
            <text:p>ho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ez</text:p>
          </table:table-cell>
          <table:table-cell table:style-name="Default" office:value-type="string">
            <text:p>oïr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</text:p>
          </table:table-cell>
          <table:table-cell table:style-name="Default" office:value-type="string">
            <text:p>come1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té</text:p>
          </table:table-cell>
          <table:table-cell table:style-name="Default" office:value-type="string">
            <text:p>fierté</text:p>
          </table:table-cell>
          <table:table-cell office:value-type="string">
            <text:p>fier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remont</text:p>
          </table:table-cell>
          <table:table-cell table:style-name="Default" office:value-type="string">
            <text:p>contremont</text:p>
          </table:table-cell>
          <table:table-cell table:style-name="Default" office:value-type="string">
            <text:p>contremo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gardé</text:p>
          </table:table-cell>
          <table:table-cell table:number-columns-repeated="2" office:value-type="string">
            <text:p>re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medex</text:p>
          </table:table-cell>
          <table:table-cell table:style-name="Default" office:value-type="string">
            <text:p>damnedeu</text:p>
          </table:table-cell>
          <table:table-cell table:style-name="Default" office:value-type="string">
            <text:p>damned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membre</text:p>
          </table:table-cell>
          <table:table-cell table:style-name="Default" office:value-type="string">
            <text:p>membre</text:p>
          </table:table-cell>
          <table:table-cell office:value-type="string">
            <text:p>me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ieu li membre apparaît à lemme « membre »</text:p>
          </table:table-cell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inite</text:p>
          </table:table-cell>
          <table:table-cell table:style-name="Default" office:value-type="string">
            <text:p>trinité</text:p>
          </table:table-cell>
          <table:table-cell office:value-type="string">
            <text:p>trin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int</text:p>
          </table:table-cell>
          <table:table-cell table:style-name="Default" office:value-type="string">
            <text:p>saint1</text:p>
          </table:table-cell>
          <table:table-cell office:value-type="string">
            <text:p>saint1|sai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sperit</text:p>
          </table:table-cell>
          <table:table-cell table:style-name="Default" office:value-type="string">
            <text:p>esperit</text:p>
          </table:table-cell>
          <table:table-cell office:value-type="string">
            <text:p>esper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NOMco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umé</text:p>
          </table:table-cell>
          <table:table-cell table:style-name="Default" office:value-type="string">
            <text:p>alumer</text:p>
          </table:table-cell>
          <table:table-cell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a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erci</text:p>
          </table:table-cell>
          <table:table-cell table:style-name="Default" office:value-type="string">
            <text:p>merci </text:p>
          </table:table-cell>
          <table:table-cell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rié</text:p>
          </table:table-cell>
          <table:table-cell table:style-name="Default" office:value-type="string">
            <text:p>crïer</text:p>
          </table:table-cell>
          <table:table-cell office:value-type="string">
            <text:p>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x</text:p>
          </table:table-cell>
          <table:table-cell table:number-columns-repeated="2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nhiere</text:p>
          </table:table-cell>
          <table:table-cell table:style-name="Default" office:value-type="string">
            <text:p>bonëur</text:p>
          </table:table-cell>
          <table:table-cell table:style-name="Default" office:value-type="string">
            <text:p>bonë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Renvoi à ëur. Pas d'entrée propre dans l'index, mais apparaît dans le dictionnaire avec le renvoi.</text:p>
          </table:table-cell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VER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é</text:p>
          </table:table-cell>
          <table:table-cell table:number-columns-repeated="2" table:style-name="Default" office:value-type="string">
            <text:p>dieu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en ».</text:p>
          </table:table-cell>
        </table:table-row>
        <table:table-row table:style-name="ro2">
          <table:table-cell/>
          <table:table-cell table:style-name="ce2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roi</text:p>
          </table:table-cell>
          <table:table-cell table:style-name="Default" office:value-type="string">
            <text:p>aler <text:s text:c="3"/>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Karles</text:p>
          </table:table-cell>
          <table:table-cell office:value-type="string">
            <text:p>charles</text:p>
          </table:table-cell>
          <table:table-cell table:style-name="Default"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oroné</text:p>
          </table:table-cell>
          <table:table-cell table:style-name="Default" office:value-type="string">
            <text:p>coroner</text:p>
          </table:table-cell>
          <table:table-cell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anc</text:p>
          </table:table-cell>
          <table:table-cell table:style-name="Default" office:value-type="string">
            <text:p>crëanter</text:p>
          </table:table-cell>
          <table:table-cell table:style-name="Default" office:value-type="string">
            <text:p>crë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</text:p>
          </table:table-cell>
          <table:table-cell table:style-name="Default" office:value-type="string">
            <text:p>mon1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auté</text:p>
          </table:table-cell>
          <table:table-cell table:style-name="Default" office:value-type="string">
            <text:p>lëauter</text:p>
          </table:table-cell>
          <table:table-cell office:value-type="string">
            <text:p>lë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ndroi</text:p>
          </table:table-cell>
          <table:table-cell table:number-columns-repeated="2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i</text:p>
          </table:table-cell>
          <table:table-cell table:style-name="Default" office:value-type="string">
            <text:p>foi </text:p>
          </table:table-cell>
          <table:table-cell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stienté</text:p>
          </table:table-cell>
          <table:table-cell office:value-type="string">
            <text:p>crestïenté</text:p>
          </table:table-cell>
          <table:table-cell office:value-type="string">
            <text:p>crestï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ndroi</text:p>
          </table:table-cell>
          <table:table-cell office:value-type="string">
            <text:p>rendre</text:p>
          </table:table-cell>
          <table:table-cell table:style-name="Default"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</text:p>
          </table:table-cell>
          <table:table-cell table:style-name="Default" office:value-type="string">
            <text:p>corone 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sine</text:p>
          </table:table-cell>
          <table:table-cell table:number-columns-repeated="2" table:style-name="Default" office:value-type="string">
            <text:p>sig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ouré</text:p>
          </table:table-cell>
          <table:table-cell table:number-columns-repeated="2" table:style-name="Default" office:value-type="string">
            <text:p>aor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ves</text:p>
          </table:table-cell>
          <table:table-cell table:number-columns-repeated="2" table:style-name="Default" office:value-type="string">
            <text:p>dev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liques</text:p>
          </table:table-cell>
          <table:table-cell table:style-name="Default" office:value-type="string">
            <text:p>relique</text:p>
          </table:table-cell>
          <table:table-cell office:value-type="string">
            <text:p>reliq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m</text:p>
          </table:table-cell>
          <table:table-cell office:value-type="string">
            <text:p>dont</text:p>
          </table:table-cell>
          <table:table-cell table:style-name="Default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te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lanté</text:p>
          </table:table-cell>
          <table:table-cell office:value-type="string">
            <text:p>planter1</text:p>
          </table:table-cell>
          <table:table-cell table:style-name="Default" office:value-type="string">
            <text:p>plan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table:style-name="Default" office:value-type="string">
            <text:p>coi2</text:p>
          </table:table-cell>
          <table:table-cell office:value-type="string">
            <text:p>coi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</text:p>
          </table:table-cell>
          <table:table-cell office:value-type="string">
            <text:p>priier</text:p>
          </table:table-cell>
          <table:table-cell table:style-name="Default"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aetif</text:p>
          </table:table-cell>
          <table:table-cell table:style-name="Default" office:value-type="string">
            <text:p>chaitif</text:p>
          </table:table-cell>
          <table:table-cell table:style-name="Default" office:value-type="string">
            <text:p>chaitif</text:p>
          </table:table-cell>
          <table:table-cell office:value-type="string">
            <text:p>NOMcom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/>
          <table:table-cell office:value-type="string">
            <text:p>ADJqua</text:p>
          </table:table-cell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maleuré</text:p>
          </table:table-cell>
          <table:table-cell table:style-name="Default" office:value-type="string">
            <text:p>malëuré</text:p>
          </table:table-cell>
          <table:table-cell table:style-name="Default" office:value-type="string">
            <text:p>malëuré</text:p>
          </table:table-cell>
          <table:table-cell office:value-type="string">
            <text:p>ADJqua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honte</text:p>
          </table:table-cell>
          <table:table-cell table:style-name="Default" office:value-type="string">
            <text:p>honte</text:p>
          </table:table-cell>
          <table:table-cell office:value-type="string">
            <text:p>h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en ».</text:p>
          </table:table-cell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e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ité</text:p>
          </table:table-cell>
          <table:table-cell table:style-name="Default"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table:number-columns-repeated="2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ez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tié</text:p>
          </table:table-cell>
          <table:table-cell table:style-name="Default" office:value-type="string">
            <text:p>pitié</text:p>
          </table:table-cell>
          <table:table-cell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table:number-columns-repeated="2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prové</text:p>
          </table:table-cell>
          <table:table-cell table:style-name="Default" office:value-type="string">
            <text:p>reprover</text:p>
          </table:table-cell>
          <table:table-cell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style-name="ce2" office:value-type="string">
            <text:p>s|n|r</text:p>
          </table:table-cell>
          <table:table-cell/>
        </table:table-row>
        <table:table-row table:style-name="ro2">
          <table:table-cell/>
          <table:table-cell office:value-type="string">
            <text:p>Ber</text:p>
          </table:table-cell>
          <table:table-cell office:value-type="string">
            <text:p>baron</text:p>
          </table:table-cell>
          <table:table-cell table:style-name="Default"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 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 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ienz</text:p>
          </table:table-cell>
          <table:table-cell table:number-columns-repeated="2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 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ra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sé</text:p>
          </table:table-cell>
          <table:table-cell table:number-columns-repeated="2" table:style-name="Default"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style-name="Default" office:value-type="string">
            <text:p>si 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itié</text:p>
          </table:table-cell>
          <table:table-cell table:style-name="Default" office:value-type="string">
            <text:p>pitié</text:p>
          </table:table-cell>
          <table:table-cell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oré</text:p>
          </table:table-cell>
          <table:table-cell table:style-name="Default" office:value-type="string">
            <text:p>plorer</text:p>
          </table:table-cell>
          <table:table-cell office:value-type="string">
            <text:p>plorer</text:p>
          </table:table-cell>
          <table:table-cell table:style-name="ce4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z</text:p>
          </table:table-cell>
          <table:table-cell office:value-type="string">
            <text:p>soz</text:p>
          </table:table-cell>
          <table:table-cell table:style-name="Default" office:value-type="string">
            <text:p>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</text:p>
          </table:table-cell>
          <table:table-cell table:style-name="Default" office:value-type="string">
            <text:p>arb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e</text:p>
          </table:table-cell>
          <table:table-cell table:style-name="Default" office:value-type="string">
            <text:p>couchier</text:p>
          </table:table-cell>
          <table:table-cell table:style-name="Default"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ëf</text:p>
          </table:table-cell>
          <table:table-cell table:style-name="Default" office:value-type="string">
            <text:p>söef</text:p>
          </table:table-cell>
          <table:table-cell table:style-name="Default"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aincue</text:p>
          </table:table-cell>
          <table:table-cell table:style-name="Default" office:value-type="string">
            <text:p>veintre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afinez</text:p>
          </table:table-cell>
          <table:table-cell table:number-columns-repeated="2" table:style-name="Default" office:value-type="string">
            <text:p>afin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t</text:p>
          </table:table-cell>
          <table:table-cell office:value-type="string">
            <text:p>prendre</text:p>
          </table:table-cell>
          <table:table-cell table:style-name="Default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oit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afrez</text:p>
          </table:table-cell>
          <table:table-cell table:number-columns-repeated="2" office:value-type="string">
            <text:p>na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ant</text:p>
          </table:table-cell>
          <table:table-cell office:value-type="string">
            <text:p>devant</text:p>
          </table:table-cell>
          <table:table-cell table:style-name="Default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a</text:p>
          </table:table-cell>
          <table:table-cell table:style-name="Default" office:value-type="string">
            <text:p>couchier</text:p>
          </table:table-cell>
          <table:table-cell table:style-name="Default"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ef</text:p>
          </table:table-cell>
          <table:table-cell table:style-name="Default" office:value-type="string">
            <text:p>söef</text:p>
          </table:table-cell>
          <table:table-cell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u</text:p>
          </table:table-cell>
          <table:table-cell table:style-name="Default"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liaut</text:p>
          </table:table-cell>
          <table:table-cell table:style-name="Default" office:value-type="string">
            <text:p>blïaut</text:p>
          </table:table-cell>
          <table:table-cell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nde</text:p>
          </table:table-cell>
          <table:table-cell table:style-name="Default" office:value-type="string">
            <text:p>bender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office:value-type="string">
            <text:p>seignor</text:p>
          </table:table-cell>
          <table:table-cell table:style-name="Default"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ez</text:p>
          </table:table-cell>
          <table:table-cell table:number-columns-repeated="2"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olentiers</text:p>
          </table:table-cell>
          <table:table-cell office:value-type="string">
            <text:p>volentiers</text:p>
          </table:table-cell>
          <table:table-cell office:value-type="string">
            <text:p>volentie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 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roi</text:p>
          </table:table-cell>
          <table:table-cell table:style-name="Default"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aptizier</text:p>
          </table:table-cell>
          <table:table-cell office:value-type="string">
            <text:p>batisier</text:p>
          </table:table-cell>
          <table:table-cell office:value-type="string">
            <text:p>batis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v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provez</text:p>
          </table:table-cell>
          <table:table-cell table:style-name="Default" office:value-type="string">
            <text:p>reprover</text:p>
          </table:table-cell>
          <table:table-cell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nsez</text:p>
          </table:table-cell>
          <table:table-cell table:number-columns-repeated="2" table:style-name="Default" office:value-type="string">
            <text:p>pen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ez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rgiez</text:p>
          </table:table-cell>
          <table:table-cell table:style-name="Default" office:value-type="string">
            <text:p>chargier</text:p>
          </table:table-cell>
          <table:table-cell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muez</text:p>
          </table:table-cell>
          <table:table-cell office:value-type="string">
            <text:p>remüer</text:p>
          </table:table-cell>
          <table:table-cell office:value-type="string">
            <text:p>rem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s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table:number-columns-repeated="2"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force</text:p>
          </table:table-cell>
          <table:table-cell table:style-name="Default" office:value-type="string">
            <text:p>esforcier</text:p>
          </table:table-cell>
          <table:table-cell office:value-type="string">
            <text:p>esfo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nques</text:p>
          </table:table-cell>
          <table:table-cell table:style-name="Default" office:value-type="string">
            <text:p>adonc</text:p>
          </table:table-cell>
          <table:table-cell office:value-type="string">
            <text:p>adonc|adonqu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n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sis</text:p>
          </table:table-cell>
          <table:table-cell table:number-columns-repeated="2" table:style-name="Default" office:value-type="string">
            <text:p>asse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lez</text:p>
          </table:table-cell>
          <table:table-cell table:style-name="Default"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ez</text:p>
          </table:table-cell>
          <table:table-cell table:style-name="ce4" office:value-type="string">
            <text:p>aler</text:p>
          </table:table-cell>
          <table:table-cell table:style-name="ce4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lixandre</text:p>
          </table:table-cell>
          <table:table-cell office:value-type="string">
            <text:p>alixandre</text:p>
          </table:table-cell>
          <table:table-cell office:value-type="string">
            <text:p>alixand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is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2|s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ucement</text:p>
          </table:table-cell>
          <table:table-cell table:number-columns-repeated="2" table:style-name="Default" office:value-type="string">
            <text:p>douc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douz.</text:p>
          </table:table-cell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a</text:p>
          </table:table-cell>
          <table:table-cell office:value-type="string">
            <text:p>priier</text:p>
          </table:table-cell>
          <table:table-cell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umilitez</text:p>
          </table:table-cell>
          <table:table-cell table:style-name="Default" office:value-type="string">
            <text:p>umelité</text:p>
          </table:table-cell>
          <table:table-cell office:value-type="string">
            <text:p>umel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office:value-type="string">
            <text:p>gentil</text:p>
          </table:table-cell>
          <table:table-cell table:style-name="Default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portez</text:p>
          </table:table-cell>
          <table:table-cell table:number-columns-repeated="2"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table:style-name="Default"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table:style-name="Default" office:value-type="string">
            <text:p>fin1</text:p>
          </table:table-cell>
          <table:table-cell office:value-type="string">
            <text:p>fin1|f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uer</text:p>
          </table:table-cell>
          <table:table-cell office:value-type="string">
            <text:p>cuer2</text:p>
          </table:table-cell>
          <table:table-cell table:style-name="Default"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vez</text:p>
          </table:table-cell>
          <table:table-cell table:style-name="Default" office:value-type="string">
            <text:p>crever</text:p>
          </table:table-cell>
          <table:table-cell office:value-type="string">
            <text:p>cr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voit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3|s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.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tries</text:p>
          </table:table-cell>
          <table:table-cell office:value-type="string">
            <text:p>destrier1</text:p>
          </table:table-cell>
          <table:table-cell table:style-name="Default"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anz</text:p>
          </table:table-cell>
          <table:table-cell office:value-type="string">
            <text:p>corir</text:p>
          </table:table-cell>
          <table:table-cell table:style-name="Default"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brivez</text:p>
          </table:table-cell>
          <table:table-cell table:style-name="Default" office:value-type="string">
            <text:p>abriver</text:p>
          </table:table-cell>
          <table:table-cell office:value-type="string">
            <text:p>abri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egnie</text:p>
          </table:table-cell>
          <table:table-cell table:style-name="Default" office:value-type="string">
            <text:p>aresner</text:p>
          </table:table-cell>
          <table:table-cell table:style-name="Default" office:value-type="string">
            <text:p>ares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f|n</text:p>
          </table:table-cell>
          <table:table-cell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riu</text:p>
          </table:table-cell>
          <table:table-cell office:value-type="string">
            <text:p>estrieu</text:p>
          </table:table-cell>
          <table:table-cell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inturez</text:p>
          </table:table-cell>
          <table:table-cell table:number-columns-repeated="2" table:style-name="Default" office:value-type="string">
            <text:p>peint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table:style-name="Default" office:value-type="string">
            <text:p>puis</text:p>
          </table:table-cell>
          <table:table-cell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n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vant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st</text:p>
          </table:table-cell>
          <table:table-cell office:value-type="string">
            <text:p>ce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</text:p>
          </table:table-cell>
          <table:table-cell table:style-name="Default" office:value-type="string">
            <text:p>arb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e</text:p>
          </table:table-cell>
          <table:table-cell table:number-columns-repeated="2" table:style-name="Default"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</text:p>
          </table:table-cell>
          <table:table-cell table:number-columns-repeated="2" table:style-name="Default" office:value-type="string">
            <text:p>en1+le|es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ges</text:p>
          </table:table-cell>
          <table:table-cell table:number-columns-repeated="2" table:style-name="Default" office:value-type="string">
            <text:p>lo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n</text:p>
          </table:table-cell>
          <table:table-cell table:style-name="Default"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tref</text:p>
          </table:table-cell>
          <table:table-cell table:number-columns-repeated="2" table:style-name="Default" office:value-type="string">
            <text:p>tr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mporte</text:p>
          </table:table-cell>
          <table:table-cell table:number-columns-repeated="2" table:style-name="Default" office:value-type="string">
            <text:p>emporter2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lorance</text:p>
          </table:table-cell>
          <table:table-cell table:style-name="Default" office:value-type="string">
            <text:p>plorance</text:p>
          </table:table-cell>
          <table:table-cell table:style-name="Default" office:value-type="string">
            <text:p>plor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ise</text:p>
          </table:table-cell>
          <table:table-cell table:style-name="Default" office:value-type="string">
            <text:p>peser</text:p>
          </table:table-cell>
          <table:table-cell office:value-type="string">
            <text:p>pe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ulez</text:p>
          </table:table-cell>
          <table:table-cell table:style-name="Default" office:value-type="string">
            <text:p>moller</text:p>
          </table:table-cell>
          <table:table-cell table:style-name="Default" office:value-type="string">
            <text:p>moller</text:p>
          </table:table-cell>
          <table:table-cell office:value-type="string">
            <text:p>VERinf</text:p>
          </table:table-cell>
          <table:table-cell table:number-columns-repeated="7"/>
          <table:table-cell office:value-type="string">
            <text:p>VERppe</text:p>
          </table:table-cell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Lors</text:p>
          </table:table-cell>
          <table:table-cell office:value-type="string">
            <text:p>lors</text:p>
          </table:table-cell>
          <table:table-cell table:style-name="Default" office:value-type="string">
            <text:p>l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as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iii.</text:p>
          </table:table-cell>
          <table:table-cell office:value-type="string">
            <text:p>catre</text:p>
          </table:table-cell>
          <table:table-cell table:style-name="Default"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s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t</text:p>
          </table:table-cell>
          <table:table-cell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x</text:p>
          </table:table-cell>
          <table:table-cell table:style-name="Default" office:value-type="string">
            <text:p>tel </text:p>
          </table:table-cell>
          <table:table-cell office:value-type="string">
            <text:p>te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ien</text:p>
          </table:table-cell>
          <table:table-cell table:number-columns-repeated="2"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</text:p>
          </table:table-cell>
          <table:table-cell table:number-columns-repeated="2" table:style-name="ce4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i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lanchet</text:p>
          </table:table-cell>
          <table:table-cell table:style-name="Default" office:value-type="string">
            <text:p>blanchet</text:p>
          </table:table-cell>
          <table:table-cell office:value-type="string">
            <text:p>blanch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ilez</text:p>
          </table:table-cell>
          <table:table-cell table:style-name="Default" office:value-type="string">
            <text:p>afiler</text:p>
          </table:table-cell>
          <table:table-cell table:style-name="Default" office:value-type="string">
            <text:p>afi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aide ».</text:p>
          </table:table-cell>
        </table:table-row>
        <table:table-row table:style-name="ro2">
          <table:table-cell/>
          <table:table-cell office:value-type="string">
            <text:p>aide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ie</text:p>
          </table:table-cell>
          <table:table-cell table:style-name="Default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con</text:p>
          </table:table-cell>
          <table:table-cell table:number-columns-repeated="2"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raverserz</text:p>
          </table:table-cell>
          <table:table-cell table:number-columns-repeated="2" table:style-name="Default" office:value-type="string">
            <text:p>tra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as ».</text:p>
          </table:table-cell>
        </table:table-row>
        <table:table-row table:style-name="ro2">
          <table:table-cell/>
          <table:table-cell office:value-type="string">
            <text:p>as 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chargie</text:p>
          </table:table-cell>
          <table:table-cell table:style-name="Default" office:value-type="string">
            <text:p>chargier</text:p>
          </table:table-cell>
          <table:table-cell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de</text:p>
          </table:table-cell>
          <table:table-cell table:number-columns-repeated="2" table:style-name="Default"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orer</text:p>
          </table:table-cell>
          <table:table-cell office:value-type="string">
            <text:p>demorer</text:p>
          </table:table-cell>
          <table:table-cell office:value-type="string">
            <text:p>demo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z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2" table:style-name="Default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là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ruillet</text:p>
          </table:table-cell>
          <table:table-cell table:style-name="Default" office:value-type="string">
            <text:p>bruillet</text:p>
          </table:table-cell>
          <table:table-cell office:value-type="string">
            <text:p>bruill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s</text:p>
          </table:table-cell>
          <table:table-cell office:value-type="string">
            <text:p>cest</text:p>
          </table:table-cell>
          <table:table-cell table:style-name="Default"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s</text:p>
          </table:table-cell>
          <table:table-cell table:style-name="Default" office:value-type="string">
            <text:p>arb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antez</text:p>
          </table:table-cell>
          <table:table-cell table:style-name="Default" office:value-type="string">
            <text:p>planter</text:p>
          </table:table-cell>
          <table:table-cell office:value-type="string">
            <text:p>pl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issoi</text:p>
          </table:table-cell>
          <table:table-cell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ue</text:p>
          </table:table-cell>
          <table:table-cell table:style-name="ce4" office:value-type="string">
            <text:p>ier</text:p>
          </table:table-cell>
          <table:table-cell table:style-name="ce4" office:value-type="string">
            <text:p>ier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tin</text:p>
          </table:table-cell>
          <table:table-cell table:style-name="Default" office:value-type="string">
            <text:p>matin2</text:p>
          </table:table-cell>
          <table:table-cell office:value-type="string">
            <text:p>matin2|mat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.l.</text:p>
          </table:table-cell>
          <table:table-cell table:style-name="Default" office:value-type="string">
            <text:p>cincante</text:p>
          </table:table-cell>
          <table:table-cell table:style-name="Default" office:value-type="string">
            <text:p>cincant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.l. .m. »</text:p>
          </table:table-cell>
        </table:table-row>
        <table:table-row table:style-name="ro2">
          <table:table-cell/>
          <table:table-cell office:value-type="string">
            <text:p>.m.</text:p>
          </table:table-cell>
          <table:table-cell table:number-columns-repeated="2" table:style-name="Default" office:value-type="string">
            <text:p>mil1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mez</text:p>
          </table:table-cell>
          <table:table-cell table:number-columns-repeated="2" table:style-name="Default"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table:style-name="Default"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t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 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s</text:p>
          </table:table-cell>
          <table:table-cell office:value-type="string">
            <text:p>nos1</text:p>
          </table:table-cell>
          <table:table-cell table:style-name="Default"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s</text:p>
          </table:table-cell>
          <table:table-cell table:style-name="Default" office:value-type="string">
            <text:p>franc1</text:p>
          </table:table-cell>
          <table:table-cell office:value-type="string">
            <text:p>franc1|franc</text:p>
          </table:table-cell>
          <table:table-cell table:style-name="ce4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e</text:p>
          </table:table-cell>
          <table:table-cell table:style-name="Default" office:value-type="string">
            <text:p>suen</text:p>
          </table:table-cell>
          <table:table-cell table:style-name="Default" office:value-type="string">
            <text:p>su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ntez</text:p>
          </table:table-cell>
          <table:table-cell table:style-name="Default" office:value-type="string">
            <text:p>bonté</text:p>
          </table:table-cell>
          <table:table-cell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table:style-name="Default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ent</text:p>
          </table:table-cell>
          <table:table-cell table:style-name="Default" office:value-type="string">
            <text:p>coment1</text:p>
          </table:table-cell>
          <table:table-cell office:value-type="string">
            <text:p>coment1|coment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puisse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chaper</text:p>
          </table:table-cell>
          <table:table-cell table:style-name="Default" office:value-type="string">
            <text:p>eschaper</text:p>
          </table:table-cell>
          <table:table-cell office:value-type="string">
            <text:p>eschap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table:style-name="Default"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ree</text:p>
          </table:table-cell>
          <table:table-cell table:number-columns-repeated="2" table:style-name="Default" office:value-type="string">
            <text:p>car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aillent</text:p>
          </table:table-cell>
          <table:table-cell table:style-name="Default" office:value-type="string">
            <text:p>assalir</text:p>
          </table:table-cell>
          <table:table-cell table:style-name="Default" office:value-type="string">
            <text:p>ass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pute</text:p>
          </table:table-cell>
          <table:table-cell table:style-name="Default" office:value-type="string">
            <text:p>pu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nt</text:p>
          </table:table-cell>
          <table:table-cell office:value-type="string">
            <text:p>gent1</text:p>
          </table:table-cell>
          <table:table-cell table:style-name="Default"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vee</text:p>
          </table:table-cell>
          <table:table-cell table:style-name="Default" office:value-type="string">
            <text:p>desver</text:p>
          </table:table-cell>
          <table:table-cell table:style-name="Default" office:value-type="string">
            <text:p>des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 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rfirent</text:p>
          </table:table-cell>
          <table:table-cell table:number-columns-repeated="2" table:style-name="Default" office:value-type="string">
            <text:p>for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me</text:p>
          </table:table-cell>
          <table:table-cell table:style-name="Default" office:value-type="string">
            <text:p>pome</text:p>
          </table:table-cell>
          <table:table-cell office:value-type="string">
            <text:p>p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ee</text:p>
          </table:table-cell>
          <table:table-cell table:number-columns-repeated="2" office:value-type="string">
            <text:p>par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apele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alpin</text:p>
          </table:table-cell>
          <table:table-cell table:style-name="ce4" office:value-type="string">
            <text:p>malpin</text:p>
          </table:table-cell>
          <table:table-cell table:style-name="ce4"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igre</text:p>
          </table:table-cell>
          <table:table-cell table:number-columns-repeated="2" table:style-name="ce4" office:value-type="string">
            <text:p>aig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ree</text:p>
          </table:table-cell>
          <table:table-cell table:style-name="ce4" office:value-type="string">
            <text:p>moree</text:p>
          </table:table-cell>
          <table:table-cell table:style-name="ce4" office:value-type="string">
            <text:p>more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stre</text:p>
          </table:table-cell>
          <table:table-cell table:style-name="Default" office:value-type="string">
            <text:p>maistre</text:p>
          </table:table-cell>
          <table:table-cell table:style-name="Default" office:value-type="string">
            <text:p>mai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usqu</text:p>
          </table:table-cell>
          <table:table-cell table:number-columns-repeated="2" table:style-name="Default" office:value-type="string">
            <text:p>jusqu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A l'origine : « jusqu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tee</text:p>
          </table:table-cell>
          <table:table-cell table:number-columns-repeated="2" table:style-name="Default" office:value-type="string">
            <text:p>bet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lpin</text:p>
          </table:table-cell>
          <table:table-cell table:style-name="Default" office:value-type="string">
            <text:p>malpin</text:p>
          </table:table-cell>
          <table:table-cell table:style-name="Default"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 l'origine : « lamirant ».</text:p>
          </table:table-cell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table:style-name="Default"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llee</text:p>
          </table:table-cell>
          <table:table-cell table:style-name="Default" office:value-type="string">
            <text:p>mesler</text:p>
          </table:table-cell>
          <table:table-cell table:style-name="Default"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oies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flori</text:p>
          </table:table-cell>
          <table:table-cell table:style-name="ce4" office:value-type="string">
            <text:p>esflorer</text:p>
          </table:table-cell>
          <table:table-cell table:style-name="ce4" office:value-type="string">
            <text:p>esfl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a » + « flori ».</text:p>
          </table:table-cell>
        </table:table-row>
        <table:table-row table:style-name="ro2">
          <table:table-cell/>
          <table:table-cell office:value-type="string">
            <text:p>emblee</text:p>
          </table:table-cell>
          <table:table-cell table:style-name="Default" office:value-type="string">
            <text:p>emblee</text:p>
          </table:table-cell>
          <table:table-cell table:style-name="Default" office:value-type="string">
            <text:p>emb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roient</text:p>
          </table:table-cell>
          <table:table-cell table:number-columns-repeated="2" table:style-name="ce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s</text:p>
          </table:table-cell>
          <table:table-cell office:value-type="string">
            <text:p>nos1</text:p>
          </table:table-cell>
          <table:table-cell table:style-name="Default"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le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ree</text:p>
          </table:table-cell>
          <table:table-cell table:style-name="Default" office:value-type="string">
            <text:p>duree</text:p>
          </table:table-cell>
          <table:table-cell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bloies</text:p>
          </table:table-cell>
          <table:table-cell table:style-name="Default" office:value-type="string">
            <text:p>esblöir</text:p>
          </table:table-cell>
          <table:table-cell table:style-name="Default" office:value-type="string">
            <text:p>esbl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ite</text:p>
          </table:table-cell>
          <table:table-cell office:value-type="string">
            <text:p>verité</text:p>
          </table:table-cell>
          <table:table-cell table:style-name="Default"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vee</text:p>
          </table:table-cell>
          <table:table-cell office:value-type="string">
            <text:p>prover</text:p>
          </table:table-cell>
          <table:table-cell office:value-type="string">
            <text:p>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table:style-name="Default"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table:style-name="Default"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nrai</text:p>
          </table:table-cell>
          <table:table-cell office:value-type="string">
            <text:p>doner</text:p>
          </table:table-cell>
          <table:table-cell office:value-type="string">
            <text:p>doner|don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meree</text:p>
          </table:table-cell>
          <table:table-cell table:style-name="Default" office:value-type="string">
            <text:p>someree</text:p>
          </table:table-cell>
          <table:table-cell office:value-type="string">
            <text:p>some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e Tobler, existence de l'entrée seulement et renvoi au Godefroy. Pas d'exemple</text:p>
          </table:table-cell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m</text:p>
          </table:table-cell>
          <table:table-cell office:value-type="string">
            <text:p>come1</text:p>
          </table:table-cell>
          <table:table-cell table:style-name="Default"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ient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4"/>
          <table:table-cell table:style-name="ce2" office:value-type="string">
            <text:p>sub|pst|3|p</text:p>
          </table:table-cell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amee</text:p>
          </table:table-cell>
          <table:table-cell table:style-name="Default" office:value-type="string">
            <text:p>afamer</text:p>
          </table:table-cell>
          <table:table-cell table:style-name="Default" office:value-type="string">
            <text:p>af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office:value-type="string">
            <text:p>seignor</text:p>
          </table:table-cell>
          <table:table-cell table:style-name="Default"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inc|ai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spree</text:p>
          </table:table-cell>
          <table:table-cell table:style-name="Default" office:value-type="string">
            <text:p>vespree</text:p>
          </table:table-cell>
          <table:table-cell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incois</text:p>
          </table:table-cell>
          <table:table-cell table:style-name="Default" office:value-type="string">
            <text:p>ainçois</text:p>
          </table:table-cell>
          <table:table-cell office:value-type="string">
            <text:p>ainço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be</text:p>
          </table:table-cell>
          <table:table-cell table:number-columns-repeated="2" table:style-name="Default" office:value-type="string">
            <text:p>aub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</text:p>
          </table:table-cell>
          <table:table-cell table:number-columns-repeated="2" table:style-name="Default" office:value-type="string">
            <text:p>par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see</text:p>
          </table:table-cell>
          <table:table-cell table:number-columns-repeated="2" table:style-name="Default" office:value-type="string">
            <text:p>ros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aure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Auré ? </text:p>
          </table:table-cell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ame</text:p>
          </table:table-cell>
          <table:table-cell table:number-columns-repeated="2" table:style-name="Default"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vree</text:p>
          </table:table-cell>
          <table:table-cell table:style-name="Default" office:value-type="string">
            <text:p>livrer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joie</text:p>
          </table:table-cell>
          <table:table-cell table:style-name="Default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menee</text:p>
          </table:table-cell>
          <table:table-cell table:style-name="Default" office:value-type="string">
            <text:p>demener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t</text:p>
          </table:table-cell>
          <table:table-cell office:value-type="string">
            <text:p>aler</text:p>
          </table:table-cell>
          <table:table-cell table:style-name="Default"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clin</text:p>
          </table:table-cell>
          <table:table-cell table:style-name="Default" office:value-type="string">
            <text:p>declin</text:p>
          </table:table-cell>
          <table:table-cell office:value-type="string">
            <text:p>decl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rne</text:p>
          </table:table-cell>
          <table:table-cell table:number-columns-repeated="2" table:style-name="Default" office:value-type="string">
            <text:p>tomb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spree</text:p>
          </table:table-cell>
          <table:table-cell table:style-name="Default" office:value-type="string">
            <text:p>vespree</text:p>
          </table:table-cell>
          <table:table-cell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tendit</text:p>
          </table:table-cell>
          <table:table-cell office:value-type="string">
            <text:p>atendre</text:p>
          </table:table-cell>
          <table:table-cell table:style-name="Default" office:value-type="string">
            <text:p>a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nee</text:p>
          </table:table-cell>
          <table:table-cell table:style-name="Default" office:value-type="string">
            <text:p>jornee</text:p>
          </table:table-cell>
          <table:table-cell office:value-type="string">
            <text:p>jor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nuz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</text:p>
          </table:table-cell>
          <table:table-cell table:style-name="Default" office:value-type="string">
            <text:p>en1+le</text:p>
          </table:table-cell>
          <table:table-cell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ssez</text:p>
          </table:table-cell>
          <table:table-cell table:number-columns-repeated="2" table:style-name="Default" office:value-type="string">
            <text:p>fos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ue</text:p>
          </table:table-cell>
          <table:table-cell table:number-columns-repeated="2" table:style-name="Default" office:value-type="string">
            <text:p>iss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esnoee</text:p>
          </table:table-cell>
          <table:table-cell table:style-name="Default" office:value-type="string">
            <text:p>tresnöer</text:p>
          </table:table-cell>
          <table:table-cell table:style-name="Default" office:value-type="string">
            <text:p>tresn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is</text:p>
          </table:table-cell>
          <table:table-cell table:number-columns-repeated="2" table:style-name="Default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t</text:p>
          </table:table-cell>
          <table:table-cell office:value-type="string">
            <text:p>aler</text:p>
          </table:table-cell>
          <table:table-cell table:style-name="Default"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l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st</text:p>
          </table:table-cell>
          <table:table-cell office:value-type="string">
            <text:p>tost1</text:p>
          </table:table-cell>
          <table:table-cell table:style-name="Default" office:value-type="string">
            <text:p>tost1|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ampee</text:p>
          </table:table-cell>
          <table:table-cell table:number-columns-repeated="2" table:style-name="Default" office:value-type="string">
            <text:p>ram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curol</text:p>
          </table:table-cell>
          <table:table-cell table:style-name="Default" office:value-type="string">
            <text:p>escurueil</text:p>
          </table:table-cell>
          <table:table-cell table:style-name="Default" office:value-type="string">
            <text:p>escur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 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esne</text:p>
          </table:table-cell>
          <table:table-cell table:style-name="Default" office:value-type="string">
            <text:p>chaisne</text:p>
          </table:table-cell>
          <table:table-cell office:value-type="string">
            <text:p>chais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rest</text:p>
          </table:table-cell>
          <table:table-cell table:style-name="Default" office:value-type="string">
            <text:p>forest</text:p>
          </table:table-cell>
          <table:table-cell office:value-type="string">
            <text:p>fores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amee</text:p>
          </table:table-cell>
          <table:table-cell table:number-columns-repeated="2" table:style-name="Default"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tra</text:p>
          </table:table-cell>
          <table:table-cell table:number-columns-repeated="2" office:value-type="string">
            <text:p>entr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aiement</text:p>
          </table:table-cell>
          <table:table-cell table:style-name="ce4" office:value-type="string">
            <text:p>chëement</text:p>
          </table:table-cell>
          <table:table-cell table:style-name="ce4" office:value-type="string">
            <text:p>chë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lee</text:p>
          </table:table-cell>
          <table:table-cell table:number-columns-repeated="2" table:style-name="Default" office:value-type="string">
            <text:p>cele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st</text:p>
          </table:table-cell>
          <table:table-cell office:value-type="string">
            <text:p>tost1</text:p>
          </table:table-cell>
          <table:table-cell table:style-name="Default" office:value-type="string">
            <text:p>tost1|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nt</text:p>
          </table:table-cell>
          <table:table-cell table:number-columns-repeated="2" table:style-name="Default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eminee</text:p>
          </table:table-cell>
          <table:table-cell table:style-name="Default" office:value-type="string">
            <text:p>cheminee</text:p>
          </table:table-cell>
          <table:table-cell office:value-type="string">
            <text:p>chem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ndele</text:p>
          </table:table-cell>
          <table:table-cell table:style-name="Default" office:value-type="string">
            <text:p>chandoile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ise</text:p>
          </table:table-cell>
          <table:table-cell office:value-type="string">
            <text:p>prendre</text:p>
          </table:table-cell>
          <table:table-cell table:style-name="Default"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feu</text:p>
          </table:table-cell>
          <table:table-cell table:style-name="Default" office:value-type="string">
            <text:p>feu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umee</text:p>
          </table:table-cell>
          <table:table-cell table:style-name="Default" office:value-type="string">
            <text:p>alumer</text:p>
          </table:table-cell>
          <table:table-cell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nt</text:p>
          </table:table-cell>
          <table:table-cell table:number-columns-repeated="2" table:style-name="Default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s</text:p>
          </table:table-cell>
          <table:table-cell table:style-name="Default" office:value-type="string">
            <text:p>uis</text:p>
          </table:table-cell>
          <table:table-cell table:style-name="Default" office:value-type="string">
            <text:p>u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onc ce qui est fermé, c'est la chambre.</text:p>
          </table:table-cell>
        </table:table-row>
        <table:table-row table:style-name="ro2">
          <table:table-cell/>
          <table:table-cell office:value-type="string">
            <text:p>trova</text:p>
          </table:table-cell>
          <table:table-cell office:value-type="string">
            <text:p>trover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ermee</text:p>
          </table:table-cell>
          <table:table-cell table:number-columns-repeated="2" office:value-type="string">
            <text:p>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rme</text:p>
          </table:table-cell>
          <table:table-cell table:number-columns-repeated="2" table:style-name="Default" office:value-type="string">
            <text:p>char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ost</text:p>
          </table:table-cell>
          <table:table-cell table:style-name="Default" office:value-type="string">
            <text:p>tantost</text:p>
          </table:table-cell>
          <table:table-cell office:value-type="string">
            <text:p>tan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ffermee</text:p>
          </table:table-cell>
          <table:table-cell table:style-name="Default" office:value-type="string">
            <text:p>desfermer</text:p>
          </table:table-cell>
          <table:table-cell office:value-type="string">
            <text:p>des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s</text:p>
          </table:table-cell>
          <table:table-cell table:style-name="Default" office:value-type="string">
            <text:p>nostre</text:p>
          </table:table-cell>
          <table:table-cell table:style-name="Default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t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ormant</text:p>
          </table:table-cell>
          <table:table-cell table:number-columns-repeated="2" table:style-name="Default" office:value-type="string">
            <text:p>dorm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</text:p>
          </table:table-cell>
          <table:table-cell table:style-name="Default" office:value-type="string">
            <text:p>sale1</text:p>
          </table:table-cell>
          <table:table-cell office:value-type="string">
            <text:p>sale1|sa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vee</text:p>
          </table:table-cell>
          <table:table-cell table:style-name="Default" office:value-type="string">
            <text:p>paver</text:p>
          </table:table-cell>
          <table:table-cell office:value-type="string">
            <text:p>pav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i 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i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A l'origine : « Si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avoir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f|r</text:p>
          </table:table-cell>
          <table:table-cell/>
        </table:table-row>
        <table:table-row table:style-name="ro2">
          <table:table-cell/>
          <table:table-cell office:value-type="string">
            <text:p>gent</text:p>
          </table:table-cell>
          <table:table-cell office:value-type="string">
            <text:p>gent1</text:p>
          </table:table-cell>
          <table:table-cell table:style-name="Default"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duite</text:p>
          </table:table-cell>
          <table:table-cell table:style-name="Default" office:value-type="string">
            <text:p>souduire</text:p>
          </table:table-cell>
          <table:table-cell table:style-name="Default" office:value-type="string">
            <text:p>soudu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chantee</text:p>
          </table:table-cell>
          <table:table-cell table:number-columns-repeated="2" office:value-type="string">
            <text:p>ench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 </text:p>
          </table:table-cell>
          <table:table-cell table:style-name="ce2"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sesveillassent ».</text:p>
          </table:table-cell>
        </table:table-row>
        <table:table-row table:style-name="ro2">
          <table:table-cell/>
          <table:table-cell office:value-type="string">
            <text:p>esveillassent</text:p>
          </table:table-cell>
          <table:table-cell table:style-name="Default" office:value-type="string">
            <text:p>esveillier</text:p>
          </table:table-cell>
          <table:table-cell table:style-name="Default" office:value-type="string">
            <text:p>esveilli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blee</text:p>
          </table:table-cell>
          <table:table-cell table:style-name="Default" office:value-type="string">
            <text:p>combler</text:p>
          </table:table-cell>
          <table:table-cell office:value-type="string">
            <text:p>com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ui</text:p>
          </table:table-cell>
          <table:table-cell table:number-columns-repeated="2" table:style-name="Default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rgoigne</text:p>
          </table:table-cell>
          <table:table-cell table:style-name="ce4" office:value-type="string">
            <text:p>burgoine</text:p>
          </table:table-cell>
          <table:table-cell table:style-name="ce4" office:value-type="string">
            <text:p>burgo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ier</text:p>
          </table:table-cell>
          <table:table-cell table:style-name="Default" office:value-type="string">
            <text:p>chiere</text:p>
          </table:table-cell>
          <table:table-cell table:style-name="Default" office:value-type="string">
            <text:p>ch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nbree</text:p>
          </table:table-cell>
          <table:table-cell table:number-columns-repeated="2" table:style-name="Default" office:value-type="string">
            <text:p>membr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ers</text:p>
          </table:table-cell>
          <table:table-cell table:style-name="Default" office:value-type="string">
            <text:p>devers</text:p>
          </table:table-cell>
          <table:table-cell office:value-type="string">
            <text:p>de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e</text:p>
          </table:table-cell>
          <table:table-cell table:style-name="Default" office:value-type="string">
            <text:p>saler</text:p>
          </table:table-cell>
          <table:table-cell office:value-type="string">
            <text:p>sal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oir</text:p>
          </table:table-cell>
          <table:table-cell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st</text:p>
          </table:table-cell>
          <table:table-cell table:style-name="Default" office:value-type="string">
            <text:p>ost</text:p>
          </table:table-cell>
          <table:table-cell office:value-type="string">
            <text:p>o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semblee</text:p>
          </table:table-cell>
          <table:table-cell table:number-columns-repeated="2" table:style-name="Default" office:value-type="string">
            <text:p>assem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f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ngue</text:p>
          </table:table-cell>
          <table:table-cell table:style-name="Default" office:value-type="string">
            <text:p>lonc</text:p>
          </table:table-cell>
          <table:table-cell office:value-type="string">
            <text:p>lo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moree</text:p>
          </table:table-cell>
          <table:table-cell table:style-name="Default" office:value-type="string">
            <text:p>demoree</text:p>
          </table:table-cell>
          <table:table-cell office:value-type="string">
            <text:p>demo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e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</text:p>
          </table:table-cell>
          <table:table-cell table:style-name="Default" office:value-type="string">
            <text:p>lit1</text:p>
          </table:table-cell>
          <table:table-cell table:style-name="Default" office:value-type="string">
            <text:p>lit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oripas</text:p>
          </table:table-cell>
          <table:table-cell table:style-name="ce4" office:value-type="string">
            <text:p>floripas</text:p>
          </table:table-cell>
          <table:table-cell table:style-name="ce4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</text:p>
          </table:table-cell>
          <table:table-cell office:value-type="string">
            <text:p>que2|que3</text:p>
          </table:table-cell>
          <table:table-cell table:style-name="Default" office:value-type="string">
            <text:p>que2|que3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bel1</text:p>
          </table:table-cell>
          <table:table-cell table:style-name="Default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e</text:p>
          </table:table-cell>
          <table:table-cell table:style-name="Default" office:value-type="string">
            <text:p>fee1</text:p>
          </table:table-cell>
          <table:table-cell table:style-name="Default" office:value-type="string">
            <text:p>fee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4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is</text:p>
          </table:table-cell>
          <table:table-cell table:style-name="Default"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table:style-name="ce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lavoit ».</text:p>
          </table:table-cell>
        </table:table-row>
        <table:table-row table:style-name="ro2">
          <table:table-cell/>
          <table:table-cell office:value-type="string">
            <text:p>avoit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ovee</text:p>
          </table:table-cell>
          <table:table-cell office:value-type="string">
            <text:p>trover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nviro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</text:p>
          </table:table-cell>
          <table:table-cell table:number-columns-repeated="2"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ree</text:p>
          </table:table-cell>
          <table:table-cell table:style-name="Default" office:value-type="string">
            <text:p>dorer</text:p>
          </table:table-cell>
          <table:table-cell office:value-type="string">
            <text:p>dor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loripas</text:p>
          </table:table-cell>
          <table:table-cell table:style-name="Default" office:value-type="string">
            <text:p>floripas</text:p>
          </table:table-cell>
          <table:table-cell table:style-name="Default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garda</text:p>
          </table:table-cell>
          <table:table-cell table:number-columns-repeated="2" office:value-type="string">
            <text:p>re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</text:p>
          </table:table-cell>
          <table:table-cell office:value-type="string">
            <text:p>que2|que3</text:p>
          </table:table-cell>
          <table:table-cell table:style-name="Default"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bel1</text:p>
          </table:table-cell>
          <table:table-cell table:style-name="Default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e</text:p>
          </table:table-cell>
          <table:table-cell table:style-name="Default" office:value-type="string">
            <text:p>fee1</text:p>
          </table:table-cell>
          <table:table-cell table:style-name="Default" office:value-type="string">
            <text:p>fee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4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table:style-name="Default" office:value-type="string">
            <text:p>ol</text:p>
          </table:table-cell>
          <table:table-cell table:style-name="Default" office:value-type="string">
            <text:p>ol</text:p>
          </table:table-cell>
          <table:table-cell table:style-name="ce4"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udra</text:p>
          </table:table-cell>
          <table:table-cell office:value-type="string">
            <text:p>voloi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sir</text:p>
          </table:table-cell>
          <table:table-cell table:style-name="Default" office:value-type="string">
            <text:p>jesir</text:p>
          </table:table-cell>
          <table:table-cell office:value-type="string">
            <text:p>jes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forment</text:p>
          </table:table-cell>
          <table:table-cell table:style-name="Default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gree</text:p>
          </table:table-cell>
          <table:table-cell table:style-name="Default" office:value-type="string">
            <text:p>agreer</text:p>
          </table:table-cell>
          <table:table-cell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ans</text:p>
          </table:table-cell>
          <table:table-cell table:style-name="Default" office:value-type="string">
            <text:p>flanc</text:p>
          </table:table-cell>
          <table:table-cell office:value-type="string">
            <text:p>fl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isit</text:p>
          </table:table-cell>
          <table:table-cell table:style-name="Default" office:value-type="string">
            <text:p>saisir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ote</text:p>
          </table:table-cell>
          <table:table-cell table:style-name="Default"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ue</text:p>
          </table:table-cell>
          <table:table-cell table:number-columns-repeated="2" table:style-name="Default" office:value-type="string">
            <text:p>nu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chee</text:p>
          </table:table-cell>
          <table:table-cell office:value-type="string">
            <text:p>sachier2</text:p>
          </table:table-cell>
          <table:table-cell table:style-name="Default" office:value-type="string">
            <text:p>sachi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 </text:p>
          </table:table-cell>
          <table:table-cell table:number-columns-repeated="2" table:style-name="ce2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sesveille ».</text:p>
          </table:table-cell>
        </table:table-row>
        <table:table-row table:style-name="ro2">
          <table:table-cell/>
          <table:table-cell office:value-type="string">
            <text:p>esveille</text:p>
          </table:table-cell>
          <table:table-cell table:style-name="Default" office:value-type="string">
            <text:p>esveillier</text:p>
          </table:table-cell>
          <table:table-cell table:style-name="Default" office:value-type="string">
            <text:p>esveill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>
            <text:p>h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criee</text:p>
          </table:table-cell>
          <table:table-cell office:value-type="string">
            <text:p>escrïer</text:p>
          </table:table-cell>
          <table:table-cell office:value-type="string">
            <text:p>es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3">
          <table:table-cell/>
          <table:table-cell office:value-type="string">
            <text:p>Seinte</text:p>
          </table:table-cell>
          <table:table-cell table:number-columns-repeated="2" office:value-type="string">
            <text:p>sai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Ou NOMpro ?</text:p>
          </table:table-cell>
        </table:table-row>
        <table:table-row table:style-name="ro2">
          <table:table-cell/>
          <table:table-cell table:number-columns-repeated="3" office:value-type="string">
            <text:p>ma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ame</text:p>
          </table:table-cell>
          <table:table-cell table:style-name="Default"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ine</text:p>
          </table:table-cell>
          <table:table-cell table:number-columns-repeated="2" table:style-name="Default" office:value-type="string">
            <text:p>röin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e</text:p>
          </table:table-cell>
          <table:table-cell table:style-name="Default" office:value-type="string">
            <text:p>coroner</text:p>
          </table:table-cell>
          <table:table-cell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ù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es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os</text:p>
          </table:table-cell>
          <table:table-cell table:style-name="Default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lle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op</text:p>
          </table:table-cell>
          <table:table-cell table:style-name="Default" office:value-type="string">
            <text:p>trop</text:p>
          </table:table-cell>
          <table:table-cell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etes</text:p>
          </table:table-cell>
          <table:table-cell table:style-name="ce4" office:value-type="string">
            <text:p>faire|feire|fere</text:p>
          </table:table-cell>
          <table:table-cell table:style-name="ce4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ongue</text:p>
          </table:table-cell>
          <table:table-cell table:style-name="Default" office:value-type="string">
            <text:p>lonc</text:p>
          </table:table-cell>
          <table:table-cell office:value-type="string">
            <text:p>lo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ee</text:p>
          </table:table-cell>
          <table:table-cell table:number-columns-repeated="2" table:style-name="ce4"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s</text:p>
          </table:table-cell>
          <table:table-cell office:value-type="string">
            <text:p>son4</text:p>
          </table:table-cell>
          <table:table-cell table:style-name="Default"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rent</text:p>
          </table:table-cell>
          <table:table-cell table:style-name="Default" office:value-type="string">
            <text:p>acorre</text:p>
          </table:table-cell>
          <table:table-cell office:value-type="string">
            <text:p>aco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ecune</text:p>
          </table:table-cell>
          <table:table-cell table:style-name="Default" office:value-type="string">
            <text:p>chascun</text:p>
          </table:table-cell>
          <table:table-cell table:style-name="Default" office:value-type="string">
            <text:p>chasc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hevelee</text:p>
          </table:table-cell>
          <table:table-cell table:style-name="Default" office:value-type="string">
            <text:p>escheveler</text:p>
          </table:table-cell>
          <table:table-cell office:value-type="string">
            <text:p>eschev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ent</text:p>
          </table:table-cell>
          <table:table-cell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noi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vree</text:p>
          </table:table-cell>
          <table:table-cell table:style-name="Default" office:value-type="string">
            <text:p>pevree</text:p>
          </table:table-cell>
          <table:table-cell office:value-type="string">
            <text:p>pev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rdie</text:p>
          </table:table-cell>
          <table:table-cell table:number-columns-repeated="2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ie</text:p>
          </table:table-cell>
          <table:table-cell table:number-columns-repeated="2" table:style-name="Default" office:value-type="string">
            <text:p>fu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nee</text:p>
          </table:table-cell>
          <table:table-cell table:style-name="Default" office:value-type="string">
            <text:p>torner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loripas</text:p>
          </table:table-cell>
          <table:table-cell table:style-name="Default" office:value-type="string">
            <text:p>floripas</text:p>
          </table:table-cell>
          <table:table-cell table:style-name="Default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versee</text:p>
          </table:table-cell>
          <table:table-cell table:style-name="Default" office:value-type="string">
            <text:p>enverser</text:p>
          </table:table-cell>
          <table:table-cell table:style-name="Default" office:value-type="string">
            <text:p>en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i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ient</text:p>
          </table:table-cell>
          <table:table-cell office:value-type="string">
            <text:p>escïent</text:p>
          </table:table-cell>
          <table:table-cell office:value-type="string">
            <text:p>escï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ust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gondee</text:p>
          </table:table-cell>
          <table:table-cell table:style-name="Default" office:value-type="string">
            <text:p>vergonder</text:p>
          </table:table-cell>
          <table:table-cell office:value-type="string">
            <text:p>vergo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uion</text:p>
          </table:table-cell>
          <table:table-cell table:number-columns-repeated="2" table:style-name="ce4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rgoigne</text:p>
          </table:table-cell>
          <table:table-cell table:style-name="ce4" office:value-type="string">
            <text:p>burgoine</text:p>
          </table:table-cell>
          <table:table-cell table:style-name="ce4" office:value-type="string">
            <text:p>burgo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iz</text:p>
          </table:table-cell>
          <table:table-cell table:number-columns-repeated="2" table:style-name="Default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outee</text:p>
          </table:table-cell>
          <table:table-cell table:style-name="Default" office:value-type="string">
            <text:p>escouter</text:p>
          </table:table-cell>
          <table:table-cell office:value-type="string">
            <text:p>escou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rant</text:p>
          </table:table-cell>
          <table:table-cell office:value-type="string">
            <text:p>corir</text:p>
          </table:table-cell>
          <table:table-cell table:style-name="Default"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andonee</text:p>
          </table:table-cell>
          <table:table-cell table:style-name="Default" office:value-type="string">
            <text:p>randonee</text:p>
          </table:table-cell>
          <table:table-cell office:value-type="string">
            <text:p>rando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e</text:p>
          </table:table-cell>
          <table:table-cell table:number-columns-repeated="2" office:value-type="string">
            <text:p>ami|m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siez</text:p>
          </table:table-cell>
          <table:table-cell table:style-name="Default" office:value-type="string">
            <text:p>taire</text:p>
          </table:table-cell>
          <table:table-cell office:value-type="string">
            <text:p>ta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</text:p>
          </table:table-cell>
          <table:table-cell table:number-columns-repeated="2" table:style-name="Default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e</text:p>
          </table:table-cell>
          <table:table-cell office:value-type="string">
            <text:p>naistre</text:p>
          </table:table-cell>
          <table:table-cell table:style-name="Default"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t</text:p>
          </table:table-cell>
          <table:table-cell table:style-name="Default"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</text:p>
          </table:table-cell>
          <table:table-cell table:style-name="Default" office:value-type="string">
            <text:p>lit1</text:p>
          </table:table-cell>
          <table:table-cell table:style-name="Default" office:value-type="string">
            <text:p>lit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saut</text:p>
          </table:table-cell>
          <table:table-cell office:value-type="string">
            <text:p>salir2</text:p>
          </table:table-cell>
          <table:table-cell table:style-name="ce2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lee</text:p>
          </table:table-cell>
          <table:table-cell office:value-type="string">
            <text:p>volee</text:p>
          </table:table-cell>
          <table:table-cell office:value-type="string">
            <text:p>vo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s</text:p>
          </table:table-cell>
          <table:table-cell office:value-type="string">
            <text:p>duc2</text:p>
          </table:table-cell>
          <table:table-cell office:value-type="string">
            <text:p>duc2|du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it</text:p>
          </table:table-cell>
          <table:table-cell office:value-type="string">
            <text:p>ferir</text:p>
          </table:table-cell>
          <table:table-cell table:style-name="Default"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tiez</text:p>
          </table:table-cell>
          <table:table-cell table:number-columns-repeated="2" table:style-name="Default" office:value-type="string">
            <text:p>mo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nt</text:p>
          </table:table-cell>
          <table:table-cell table:number-columns-repeated="2"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pee</text:p>
          </table:table-cell>
          <table:table-cell table:style-name="Default" office:value-type="string">
            <text:p>coper</text:p>
          </table:table-cell>
          <table:table-cell table:style-name="Default"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ndele</text:p>
          </table:table-cell>
          <table:table-cell table:style-name="Default" office:value-type="string">
            <text:p>chandoile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donc</text:p>
          </table:table-cell>
          <table:table-cell table:style-name="Default" office:value-type="string">
            <text:p>adonc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ublee</text:p>
          </table:table-cell>
          <table:table-cell table:style-name="Default" office:value-type="string">
            <text:p>enubler</text:p>
          </table:table-cell>
          <table:table-cell table:style-name="Default" office:value-type="string">
            <text:p>enu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c</text:p>
          </table:table-cell>
          <table:table-cell table:style-name="Default" office:value-type="string">
            <text:p>onque</text:p>
          </table:table-cell>
          <table:table-cell table:style-name="Default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chantement</text:p>
          </table:table-cell>
          <table:table-cell table:number-columns-repeated="2" table:style-name="Default" office:value-type="string">
            <text:p>enchan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denz</text:p>
          </table:table-cell>
          <table:table-cell table:style-name="Default" office:value-type="string">
            <text:p>dedenz</text:p>
          </table:table-cell>
          <table:table-cell office:value-type="string">
            <text:p>ded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ree</text:p>
          </table:table-cell>
          <table:table-cell table:style-name="Default" office:value-type="string">
            <text:p>duree</text:p>
          </table:table-cell>
          <table:table-cell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nc</text:p>
          </table:table-cell>
          <table:table-cell office:value-type="string">
            <text:p>donc</text:p>
          </table:table-cell>
          <table:table-cell table:style-name="Default" office:value-type="string">
            <text:p>donc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illent</text:p>
          </table:table-cell>
          <table:table-cell table:style-name="Default" office:value-type="string">
            <text:p>salir2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us</text:p>
          </table:table-cell>
          <table:table-cell table:style-name="Default" office:value-type="string">
            <text:p>sus</text:p>
          </table:table-cell>
          <table:table-cell office:value-type="string">
            <text:p>s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s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uvee</text:p>
          </table:table-cell>
          <table:table-cell table:style-name="Default" office:value-type="string">
            <text:p>sauver</text:p>
          </table:table-cell>
          <table:table-cell office:value-type="string">
            <text:p>sau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ui</text:p>
          </table:table-cell>
          <table:table-cell table:number-columns-repeated="2" table:style-name="Default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r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se</text:p>
          </table:table-cell>
          <table:table-cell table:style-name="Default" office:value-type="string">
            <text:p>chose</text:p>
          </table:table-cell>
          <table:table-cell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e</text:p>
          </table:table-cell>
          <table:table-cell table:style-name="Default" office:value-type="string">
            <text:p>conter</text:p>
          </table:table-cell>
          <table:table-cell office:value-type="string">
            <text:p>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te</text:p>
          </table:table-cell>
          <table:table-cell office:value-type="string">
            <text:p>jeter</text:p>
          </table:table-cell>
          <table:table-cell table:style-name="Default"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mi</text:p>
          </table:table-cell>
          <table:table-cell table:style-name="Default" office:value-type="string">
            <text:p>parmi</text:p>
          </table:table-cell>
          <table:table-cell office:value-type="string">
            <text:p>parmi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vee</text:p>
          </table:table-cell>
          <table:table-cell table:style-name="Default" office:value-type="string">
            <text:p>privee</text:p>
          </table:table-cell>
          <table:table-cell table:style-name="Default" office:value-type="string">
            <text:p>priv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table:style-name="Default"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denz</text:p>
          </table:table-cell>
          <table:table-cell table:style-name="Default" office:value-type="string">
            <text:p>dedenz</text:p>
          </table:table-cell>
          <table:table-cell office:value-type="string">
            <text:p>dede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e</text:p>
          </table:table-cell>
          <table:table-cell table:style-name="Default" office:value-type="string">
            <text:p>saler</text:p>
          </table:table-cell>
          <table:table-cell office:value-type="string">
            <text:p>sal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table:style-name="Default" office:value-type="string">
            <text:p>coi2</text:p>
          </table:table-cell>
          <table:table-cell office:value-type="string">
            <text:p>coi2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le</text:p>
          </table:table-cell>
          <table:table-cell table:number-columns-repeated="2"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style-name="ce4"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rent</text:p>
          </table:table-cell>
          <table:table-cell table:style-name="Default"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re</text:p>
          </table:table-cell>
          <table:table-cell table:style-name="Default" office:value-type="string">
            <text:p>dur </text:p>
          </table:table-cell>
          <table:table-cell office:value-type="string">
            <text:p>du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stinee</text:p>
          </table:table-cell>
          <table:table-cell table:style-name="Default" office:value-type="string">
            <text:p>destinee</text:p>
          </table:table-cell>
          <table:table-cell office:value-type="string">
            <text:p>dest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table:style-name="Default" office:value-type="string">
            <text:p>ja+mais1</text:p>
          </table:table-cell>
          <table:table-cell table:style-name="ce4" office:value-type="string">
            <text:p>ADVgen.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este</text:p>
          </table:table-cell>
          <table:table-cell table:style-name="Default" office:value-type="string">
            <text:p>icest</text:p>
          </table:table-cell>
          <table:table-cell office:value-type="string">
            <text:p>i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te</text:p>
          </table:table-cell>
          <table:table-cell table:style-name="Default" office:value-type="string">
            <text:p>perte</text:p>
          </table:table-cell>
          <table:table-cell office:value-type="string">
            <text:p>per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storee</text:p>
          </table:table-cell>
          <table:table-cell table:style-name="Default" office:value-type="string">
            <text:p>restorer</text:p>
          </table:table-cell>
          <table:table-cell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due</text:p>
          </table:table-cell>
          <table:table-cell table:number-columns-repeated="2" office:value-type="string">
            <text:p>per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defe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tee</text:p>
          </table:table-cell>
          <table:table-cell table:number-columns-repeated="2"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le</text:p>
          </table:table-cell>
          <table:table-cell table:style-name="Default" office:value-type="string">
            <text:p>il</text:p>
          </table:table-cell>
          <table:table-cell office:value-type="string">
            <text:p>ele|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loit</text:p>
          </table:table-cell>
          <table:table-cell table:style-name="Default" office:value-type="string">
            <text:p>valoir</text:p>
          </table:table-cell>
          <table:table-cell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table:style-name="Default" office:value-type="string">
            <text:p>fin2</text:p>
          </table:table-cell>
          <table:table-cell office:value-type="string">
            <text:p>fin2|f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see</text:p>
          </table:table-cell>
          <table:table-cell table:number-columns-repeated="2" table:style-name="Default" office:value-type="string">
            <text:p>ra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rent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ie</text:p>
          </table:table-cell>
          <table:table-cell office:value-type="string">
            <text:p>mie1</text:p>
          </table:table-cell>
          <table:table-cell table:style-name="Default" office:value-type="string">
            <text:p>mi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r</text:p>
          </table:table-cell>
          <table:table-cell table:style-name="ce2"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gree</text:p>
          </table:table-cell>
          <table:table-cell table:style-name="Default" office:value-type="string">
            <text:p>agreer</text:p>
          </table:table-cell>
          <table:table-cell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u</text:p>
          </table:table-cell>
          <table:table-cell table:style-name="Default" office:value-type="string">
            <text:p>en1+le</text:p>
          </table:table-cell>
          <table:table-cell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fut|2|s</text:p>
          </table:table-cell>
          <table:table-cell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nnier</text:p>
          </table:table-cell>
          <table:table-cell table:style-name="Default" office:value-type="string">
            <text:p>baignier</text:p>
          </table:table-cell>
          <table:table-cell table:style-name="Default" office:value-type="string">
            <text:p>baign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ust</text:p>
          </table:table-cell>
          <table:table-cell table:style-name="Default" office:value-type="string">
            <text:p>voloi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rocier</text:p>
          </table:table-cell>
          <table:table-cell table:style-name="Default" office:value-type="string">
            <text:p>corrocier</text:p>
          </table:table-cell>
          <table:table-cell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ntel</text:p>
          </table:table-cell>
          <table:table-cell table:style-name="Default" office:value-type="string">
            <text:p>mantel</text:p>
          </table:table-cell>
          <table:table-cell office:value-type="string">
            <text:p>man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st</text:p>
          </table:table-cell>
          <table:table-cell office:value-type="string">
            <text:p>metre2</text:p>
          </table:table-cell>
          <table:table-cell table:style-name="Default"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office:value-type="string">
            <text:p>sor2|sur1</text:p>
          </table:table-cell>
          <table:table-cell table:style-name="Default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oit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udez</text:p>
          </table:table-cell>
          <table:table-cell table:style-name="Default" office:value-type="string">
            <text:p>acoter</text:p>
          </table:table-cell>
          <table:table-cell table:style-name="Default" office:value-type="string">
            <text:p>ac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s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biles</text:p>
          </table:table-cell>
          <table:table-cell table:style-name="Default" office:value-type="string">
            <text:p>nobíle</text:p>
          </table:table-cell>
          <table:table-cell office:value-type="string">
            <text:p>nobíl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ruautez</text:p>
          </table:table-cell>
          <table:table-cell table:style-name="Default" office:value-type="string">
            <text:p>crüauté</text:p>
          </table:table-cell>
          <table:table-cell office:value-type="string">
            <text:p>crü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risa</text:p>
          </table:table-cell>
          <table:table-cell table:style-name="Default" office:value-type="string">
            <text:p>prisier</text:p>
          </table:table-cell>
          <table:table-cell office:value-type="string">
            <text:p>p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niers</text:p>
          </table:table-cell>
          <table:table-cell table:number-columns-repeated="2" office:value-type="string">
            <text:p>den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aiez</text:p>
          </table:table-cell>
          <table:table-cell table:style-name="Default" office:value-type="string">
            <text:p>monëer</text:p>
          </table:table-cell>
          <table:table-cell table:style-name="Default" office:value-type="string">
            <text:p>mon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sal</text:p>
          </table:table-cell>
          <table:table-cell table:style-name="Default" office:value-type="string">
            <text:p>vassal</text:p>
          </table:table-cell>
          <table:table-cell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st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ADJ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xz</text:p>
          </table:table-cell>
          <table:table-cell office:value-type="string">
            <text:p>dieu</text:p>
          </table:table-cell>
          <table:table-cell table:style-name="Default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s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l</text:p>
          </table:table-cell>
          <table:table-cell office:value-type="string">
            <text:p>quel1</text:p>
          </table:table-cell>
          <table:table-cell office:value-type="string">
            <text:p>quel1|quel</text:p>
          </table:table-cell>
          <table:table-cell office:value-type="string">
            <text:p>DET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table:style-name="Default"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table:style-name="Default" office:value-type="string">
            <text:p>respondre1</text:p>
          </table:table-cell>
          <table:table-cell table:style-name="Default" office:value-type="string">
            <text:p>respondre1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rez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itez</text:p>
          </table:table-cell>
          <table:table-cell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L</text:p>
          </table:table-cell>
          <table:table-cell table:style-name="ce2" office:value-type="string">
            <text:p>le</text:p>
          </table:table-cell>
          <table:table-cell table:style-name="Default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PRO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e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gorz</text:p>
          </table:table-cell>
          <table:table-cell table:style-name="ce4" office:value-type="string">
            <text:p>peregorz</text:p>
          </table:table-cell>
          <table:table-cell table:style-name="ce4" office:value-type="string">
            <text:p>peregor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table:style-name="Default"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uz</text:p>
          </table:table-cell>
          <table:table-cell table:number-columns-repeated="2" table:style-name="Default"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.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t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n</text:p>
          </table:table-cell>
          <table:table-cell office:value-type="string">
            <text:p>nom</text:p>
          </table:table-cell>
          <table:table-cell table:style-name="Default"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cere</text:p>
          </table:table-cell>
          <table:table-cell table:style-name="ce4" office:value-type="string">
            <text:p>jocere</text:p>
          </table:table-cell>
          <table:table-cell table:style-name="ce4" office:value-type="string">
            <text:p>joce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autre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mes</text:p>
          </table:table-cell>
          <table:table-cell table:style-name="Default" office:value-type="string">
            <text:p>prim</text:p>
          </table:table-cell>
          <table:table-cell table:style-name="Default" office:value-type="string">
            <text:p>prim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dobez</text:p>
          </table:table-cell>
          <table:table-cell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a</text:p>
          </table:table-cell>
          <table:table-cell table:style-name="Default"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Karles</text:p>
          </table:table-cell>
          <table:table-cell office:value-type="string">
            <text:p>charles</text:p>
          </table:table-cell>
          <table:table-cell table:style-name="Default"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z</text:p>
          </table:table-cell>
          <table:table-cell table:number-columns-repeated="2" table:style-name="Default"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voie</text:p>
          </table:table-cell>
          <table:table-cell table:style-name="Default" office:value-type="string">
            <text:p>envoiier</text:p>
          </table:table-cell>
          <table:table-cell table:style-name="Default"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an »+ « voie ».</text:p>
          </table:table-cell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ez</text:p>
          </table:table-cell>
          <table:table-cell table:style-name="Default" office:value-type="string">
            <text:p>assez</text:p>
          </table:table-cell>
          <table:table-cell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iez</text:p>
          </table:table-cell>
          <table:table-cell table:style-name="Default" office:value-type="string">
            <text:p>priier</text:p>
          </table:table-cell>
          <table:table-cell office:value-type="string">
            <text:p>pr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renier</text:p>
          </table:table-cell>
          <table:table-cell table:style-name="Default" office:value-type="string">
            <text:p>desresner</text:p>
          </table:table-cell>
          <table:table-cell table:style-name="Default" office:value-type="string">
            <text:p>desresn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i</text:p>
          </table:table-cell>
          <table:table-cell table:number-columns-repeated="2" table:style-name="Default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table:style-name="Default" office:value-type="string">
            <text:p>envoiier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table:style-name="Default" office:value-type="string">
            <text:p>faire|feire|fere</text:p>
          </table:table-cell>
          <table:table-cell table:style-name="Default"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s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ssez</text:p>
          </table:table-cell>
          <table:table-cell table:number-columns-repeated="2" table:style-name="Default"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table:number-columns-repeated="2" table:style-name="Default"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el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 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oreiz</text:p>
          </table:table-cell>
          <table:table-cell table:style-name="Default" office:value-type="string">
            <text:p>demorer</text:p>
          </table:table-cell>
          <table:table-cell table:style-name="Default" office:value-type="string">
            <text:p>demor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.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is</text:p>
          </table:table-cell>
          <table:table-cell table:number-columns-repeated="2" table:style-name="ce2" office:value-type="string">
            <text:p>r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gez</text:p>
          </table:table-cell>
          <table:table-cell table:style-name="ce4" office:value-type="string">
            <text:p>jugier</text:p>
          </table:table-cell>
          <table:table-cell table:style-name="ce4" office:value-type="string">
            <text:p>ju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table:style-name="ce2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or4|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ler</text:p>
          </table:table-cell>
          <table:table-cell table:number-columns-repeated="2" table:style-name="Default" office:value-type="string">
            <text:p>cel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oi</text:p>
          </table:table-cell>
          <table:table-cell office:value-type="string">
            <text:p>coi2</text:p>
          </table:table-cell>
          <table:table-cell office:value-type="string">
            <text:p>coi2|coi</text:p>
          </table:table-cell>
          <table:table-cell office:value-type="string">
            <text:p>DET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 <text:s text:c="2"/>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table:style-name="Default"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urez</text:p>
          </table:table-cell>
          <table:table-cell table:style-name="Default" office:value-type="string">
            <text:p>aduré</text:p>
          </table:table-cell>
          <table:table-cell table:style-name="Default"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qui</text:p>
          </table:table-cell>
          <table:table-cell table:style-name="Default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dotez</text:p>
          </table:table-cell>
          <table:table-cell office:value-type="string">
            <text:p>redoter1</text:p>
          </table:table-cell>
          <table:table-cell office:value-type="string">
            <text:p>redoter1|red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table:style-name="ce4" office:value-type="string">
            <text:p>berart</text:p>
          </table:table-cell>
          <table:table-cell table:style-name="ce4" office:value-type="string">
            <text:p>bera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table:style-name="ce4" office:value-type="string">
            <text:p>mondidier</text:p>
          </table:table-cell>
          <table:table-cell table:style-name="ce4" office:value-type="string">
            <text:p>mondid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style-name="Default" office:value-type="string">
            <text:p>o3</text:p>
          </table:table-cell>
          <table:table-cell table:style-name="Default" office:value-type="string">
            <text:p>o3 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gier</text:p>
          </table:table-cell>
          <table:table-cell office:value-type="string">
            <text:p>ogier</text:p>
          </table:table-cell>
          <table:table-cell table:style-name="Default"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osez</text:p>
          </table:table-cell>
          <table:table-cell office:value-type="string">
            <text:p>aloser</text:p>
          </table:table-cell>
          <table:table-cell office:value-type="string">
            <text:p>alos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otez</text:p>
          </table:table-cell>
          <table:table-cell table:style-name="Default" office:value-type="string">
            <text:p>vilté</text:p>
          </table:table-cell>
          <table:table-cell table:style-name="Default" office:value-type="string">
            <text:p>vil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m</text:p>
          </table:table-cell>
          <table:table-cell table:style-name="Default" office:value-type="string">
            <text:p>do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ce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PRO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ure</text:p>
          </table:table-cell>
          <table:table-cell table:number-columns-repeated="2" table:style-name="Default" office:value-type="string">
            <text:p>c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table:style-name="Default" office:value-type="string">
            <text:p>envoiier</text:p>
          </table:table-cell>
          <table:table-cell table:style-name="Default"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table:style-name="Default" office:value-type="string">
            <text:p>faire|feire|fere</text:p>
          </table:table-cell>
          <table:table-cell table:style-name="Default" office:value-type="string">
            <text:p>faire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s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ssez</text:p>
          </table:table-cell>
          <table:table-cell table:style-name="Default" office:value-type="string">
            <text:p>oser</text:p>
          </table:table-cell>
          <table:table-cell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ostre</text:p>
          </table:table-cell>
          <table:table-cell table:style-name="Default" office:value-type="string">
            <text:p>apostle</text:p>
          </table:table-cell>
          <table:table-cell table:style-name="Default" office:value-type="string">
            <text:p>apost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table:style-name="Default" office:value-type="string">
            <text:p>que2|que3</text:p>
          </table:table-cell>
          <table:table-cell office:value-type="string">
            <text:p>que2|que3|que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PRO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iert</text:p>
          </table:table-cell>
          <table:table-cell table:style-name="Default"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rumprez</text:p>
          </table:table-cell>
          <table:table-cell table:style-name="ce4" office:value-type="string">
            <text:p>erumprez</text:p>
          </table:table-cell>
          <table:table-cell table:style-name="ce4" office:value-type="string">
            <text:p>erump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je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iroi</text:p>
          </table:table-cell>
          <table:table-cell table:style-name="Default"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ies</text:p>
          </table:table-cell>
          <table:table-cell table:number-columns-repeated="2" table:style-name="Default" office:value-type="string">
            <text:p>grief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riez</text:p>
          </table:table-cell>
          <table:table-cell table:style-name="Default" office:value-type="string">
            <text:p>irier</text:p>
          </table:table-cell>
          <table:table-cell table:style-name="Default"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nc</text:p>
          </table:table-cell>
          <table:table-cell table:style-name="Default" office:value-type="string">
            <text:p>adonc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spondu</text:p>
          </table:table-cell>
          <table:table-cell office:value-type="string">
            <text:p>respondre1</text:p>
          </table:table-cell>
          <table:table-cell table:style-name="Default" office:value-type="string">
            <text:p>respondre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</text:p>
          </table:table-cell>
          <table:table-cell table:number-columns-repeated="2" table:style-name="Default"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ir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porrez</text:p>
          </table:table-cell>
          <table:table-cell table:style-name="Default"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a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oi</text:p>
          </table:table-cell>
          <table:table-cell table:style-name="Default" office:value-type="string">
            <text:p>mien</text:p>
          </table:table-cell>
          <table:table-cell office:value-type="string">
            <text:p>mi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i</text:p>
          </table:table-cell>
          <table:table-cell table:style-name="Default" office:value-type="string">
            <text:p>foi </text:p>
          </table:table-cell>
          <table:table-cell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ches</text:p>
          </table:table-cell>
          <table:table-cell table:style-name="Default" office:value-type="string">
            <text:p>savoir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ertez</text:p>
          </table:table-cell>
          <table:table-cell table:style-name="Default"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celle</text:p>
          </table:table-cell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e</text:p>
          </table:table-cell>
          <table:table-cell table:number-columns-repeated="2" table:style-name="Default" office:value-type="string">
            <text:p>ore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dobez</text:p>
          </table:table-cell>
          <table:table-cell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oste</text:p>
          </table:table-cell>
          <table:table-cell table:style-name="Default" office:value-type="string">
            <text:p>joster</text:p>
          </table:table-cell>
          <table:table-cell table:style-name="Default"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ome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s</text:p>
          </table:table-cell>
          <table:table-cell table:style-name="Default" office:value-type="string">
            <text:p>bas</text:p>
          </table:table-cell>
          <table:table-cell office:value-type="string">
            <text:p>b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table:style-name="Default"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nte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lamez</text:p>
          </table:table-cell>
          <table:table-cell table:number-columns-repeated="2" office:value-type="string">
            <text:p>cl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cis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table:number-columns-repeated="2" table:style-name="Default" office:value-type="string">
            <text:p>coi2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</text:p>
          </table:table-cell>
          <table:table-cell table:number-columns-repeated="2" table:style-name="Default" office:value-type="string">
            <text:p>pr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tez</text:p>
          </table:table-cell>
          <table:table-cell table:number-columns-repeated="2"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roi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idement</text:p>
          </table:table-cell>
          <table:table-cell table:style-name="Default" office:value-type="string">
            <text:p>laidement</text:p>
          </table:table-cell>
          <table:table-cell office:value-type="string">
            <text:p>laid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lait1.</text:p>
          </table:table-cell>
        </table:table-row>
        <table:table-row table:style-name="ro2">
          <table:table-cell/>
          <table:table-cell office:value-type="string">
            <text:p>avilez</text:p>
          </table:table-cell>
          <table:table-cell table:style-name="Default" office:value-type="string">
            <text:p>aviler</text:p>
          </table:table-cell>
          <table:table-cell table:style-name="Default" office:value-type="string">
            <text:p>avi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table:style-name="Default"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ie</text:p>
          </table:table-cell>
          <table:table-cell table:style-name="Default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llez</text:p>
          </table:table-cell>
          <table:table-cell office:value-type="string">
            <text:p>mesler</text:p>
          </table:table-cell>
          <table:table-cell table:style-name="Default"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oi</text:p>
          </table:table-cell>
          <table:table-cell table:style-name="Default"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e</text:p>
          </table:table-cell>
          <table:table-cell table:number-columns-repeated="2" table:style-name="ce2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s</text:p>
          </table:table-cell>
          <table:table-cell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ome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table:style-name="Default"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Orendroit</text:p>
          </table:table-cell>
          <table:table-cell table:style-name="Default" office:value-type="string">
            <text:p>orendroit</text:p>
          </table:table-cell>
          <table:table-cell office:value-type="string">
            <text:p>orendroi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d' « orendroit » existe mais renvoi à « endroit ».</text:p>
          </table:table-cell>
        </table:table-row>
        <table:table-row table:style-name="ro3">
          <table:table-cell/>
          <table:table-cell office:value-type="string">
            <text:p>monteroi</text:p>
          </table:table-cell>
          <table:table-cell office:value-type="string">
            <text:p>monter</text:p>
          </table:table-cell>
          <table:table-cell table:style-name="Default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</text:p>
          </table:table-cell>
          <table:table-cell table:style-name="Default" office:value-type="string">
            <text:p>o4</text:p>
          </table:table-cell>
          <table:table-cell table:style-name="Default"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melez</text:p>
          </table:table-cell>
          <table:table-cell table:number-columns-repeated="2" table:style-name="Default" office:value-type="string">
            <text:p>pomelé2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oi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ul</text:p>
          </table:table-cell>
          <table:table-cell table:style-name="Default" office:value-type="string">
            <text:p>col</text:p>
          </table:table-cell>
          <table:table-cell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table:style-name="Default" office:value-type="string">
            <text:p>mon1|mon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ez</text:p>
          </table:table-cell>
          <table:table-cell table:number-columns-repeated="2" table:style-name="Default"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table:style-name="ce2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oi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er</text:p>
          </table:table-cell>
          <table:table-cell table:style-name="Default" office:value-type="string">
            <text:p>chëoir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z</text:p>
          </table:table-cell>
          <table:table-cell table:number-columns-repeated="2" table:style-name="Default" office:value-type="string">
            <text:p>gr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table:style-name="Default" office:value-type="string">
            <text:p>puis</text:p>
          </table:table-cell>
          <table:table-cell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'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maene</text:p>
          </table:table-cell>
          <table:table-cell office:value-type="string">
            <text:p>amener</text:p>
          </table:table-cell>
          <table:table-cell table:style-name="Default"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Ou enmener ?</text:p>
          </table:table-cell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ez</text:p>
          </table:table-cell>
          <table:table-cell table:number-columns-repeated="2" table:style-name="Default" office:value-type="string">
            <text:p>tref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c</text:p>
          </table:table-cell>
          <table:table-cell office:value-type="string">
            <text:p>faire|feire|fere</text:p>
          </table:table-cell>
          <table:table-cell table:style-name="Default" office:value-type="string">
            <text:p>faire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|ce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|ce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a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mitiez</text:p>
          </table:table-cell>
          <table:table-cell table:style-name="Default" office:value-type="string">
            <text:p>amistié</text:p>
          </table:table-cell>
          <table:table-cell table:style-name="Default" office:value-type="string">
            <text:p>amis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table:number-columns-repeated="2" table:style-name="Default"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table:style-name="Default"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us</text:p>
          </table:table-cell>
          <table:table-cell table:number-columns-repeated="2"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llez</text:p>
          </table:table-cell>
          <table:table-cell table:style-name="Default"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non</text:p>
          </table:table-cell>
          <table:table-cell table:style-name="Default"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destrier</text:p>
          </table:table-cell>
          <table:table-cell office:value-type="string">
            <text:p>destrier1</text:p>
          </table:table-cell>
          <table:table-cell table:style-name="Default"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irez</text:p>
          </table:table-cell>
          <table:table-cell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erdroiz</text:p>
          </table:table-cell>
          <table:table-cell table:number-columns-repeated="2" office:value-type="string">
            <text:p>per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teste</text:p>
          </table:table-cell>
          <table:table-cell table:style-name="Default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is</text:p>
          </table:table-cell>
          <table:table-cell table:number-columns-repeated="2" table:style-name="ce4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s</text:p>
          </table:table-cell>
          <table:table-cell table:number-columns-repeated="2"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ndez</text:p>
          </table:table-cell>
          <table:table-cell table:number-columns-repeated="2"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ant</text:p>
          </table:table-cell>
          <table:table-cell table:number-columns-repeated="2"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orsenez</text:p>
          </table:table-cell>
          <table:table-cell office:value-type="string">
            <text:p>forsener</text:p>
          </table:table-cell>
          <table:table-cell office:value-type="string">
            <text:p>for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i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table:style-name="Default"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es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batre</text:p>
          </table:table-cell>
          <table:table-cell table:style-name="Default" office:value-type="string">
            <text:p>combatre</text:p>
          </table:table-cell>
          <table:table-cell table:style-name="Default" office:value-type="string">
            <text:p>combat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uz</text:p>
          </table:table-cell>
          <table:table-cell office:value-type="string">
            <text:p>mieus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iz</text:p>
          </table:table-cell>
          <table:table-cell table:style-name="Default" office:value-type="string">
            <text:p>faire|feire|fere</text:p>
          </table:table-cell>
          <table:table-cell office:value-type="string">
            <text:p>faire|fe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er</text:p>
          </table:table-cell>
          <table:table-cell office:value-type="string">
            <text:p>amer1</text:p>
          </table:table-cell>
          <table:table-cell office:value-type="string">
            <text:p>amer1|am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homet</text:p>
          </table:table-cell>
          <table:table-cell office:value-type="string">
            <text:p>mahumet</text:p>
          </table:table-cell>
          <table:table-cell table:style-name="Default"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Default" office:value-type="string">
            <text:p>en1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table:number-columns-repeated="2"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blamer</text:p>
          </table:table-cell>
          <table:table-cell office:value-type="string">
            <text:p>blasmer</text:p>
          </table:table-cell>
          <table:table-cell office:value-type="string">
            <text:p>blasm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bas</text:p>
          </table:table-cell>
          <table:table-cell table:style-name="Default" office:value-type="string">
            <text:p>bas</text:p>
          </table:table-cell>
          <table:table-cell office:value-type="string">
            <text:p>b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me</text:p>
          </table:table-cell>
          <table:table-cell office:value-type="string">
            <text:p>ome</text:p>
          </table:table-cell>
          <table:table-cell table:style-name="Default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li</text:p>
          </table:table-cell>
          <table:table-cell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nc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cie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sub|pst|1|s</text:p>
          </table:table-cell>
          <table:table-cell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en ».</text:p>
          </table:table-cell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vroit</text:p>
          </table:table-cell>
          <table:table-cell table:number-columns-repeated="2" table:style-name="Default"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eser</text:p>
          </table:table-cell>
          <table:table-cell table:number-columns-repeated="2" table:style-name="Default" office:value-type="string">
            <text:p>pes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table:style-name="Default" office:value-type="string">
            <text:p>ja+mais1</text:p>
          </table:table-cell>
          <table:table-cell table:style-name="ce4" office:value-type="string">
            <text:p>ADVgen.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raie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con|pst|1|s</text:p>
          </table:table-cell>
          <table:table-cell/>
        </table:table-row>
        <table:table-row table:style-name="ro2">
          <table:table-cell/>
          <table:table-cell office:value-type="string">
            <text:p>anor</text:p>
          </table:table-cell>
          <table:table-cell table:style-name="Default" office:value-type="string">
            <text:p>onor</text:p>
          </table:table-cell>
          <table:table-cell table:style-name="Default"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ier</text:p>
          </table:table-cell>
          <table:table-cell table:style-name="Default"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eler</text:p>
          </table:table-cell>
          <table:table-cell table:number-columns-repeated="2" table:style-name="Default" office:value-type="string">
            <text:p>cel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Se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table:style-name="Default"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A l'origine « dun ».</text:p>
          </table:table-cell>
        </table:table-row>
        <table:table-row table:style-name="ro2">
          <table:table-cell/>
          <table:table-cell office:value-type="string">
            <text:p>un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e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 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l</text:p>
          </table:table-cell>
          <table:table-cell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ignor</text:p>
          </table:table-cell>
          <table:table-cell table:style-name="Default" office:value-type="string">
            <text:p>graignor</text:p>
          </table:table-cell>
          <table:table-cell office:value-type="string">
            <text:p>graigno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or</text:p>
          </table:table-cell>
          <table:table-cell table:style-name="Default" office:value-type="string">
            <text:p>onor</text:p>
          </table:table-cell>
          <table:table-cell table:style-name="Default"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streer</text:p>
          </table:table-cell>
          <table:table-cell table:style-name="Default" office:value-type="string">
            <text:p>mostrer</text:p>
          </table:table-cell>
          <table:table-cell table:style-name="Default" office:value-type="string">
            <text:p>most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desor / desus ?</text:p>
          </table:table-cell>
        </table:table-row>
        <table:table-row table:style-name="ro2">
          <table:table-cell/>
          <table:table-cell office:value-type="string">
            <text:p>so</text:p>
          </table:table-cell>
          <table:table-cell table:number-columns-repeated="2" table:style-name="ce4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us</text:p>
          </table:table-cell>
          <table:table-cell table:number-columns-repeated="2" table:style-name="ce4" office:value-type="string">
            <text:p>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ra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mon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'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laiseras</text:p>
          </table:table-cell>
          <table:table-cell table:style-name="Default" office:value-type="string">
            <text:p>eslaissier</text:p>
          </table:table-cell>
          <table:table-cell table:style-name="Default" office:value-type="string">
            <text:p>es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ant</text:p>
          </table:table-cell>
          <table:table-cell table:number-columns-repeated="2" table:style-name="Default" office:value-type="string">
            <text:p>cant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que</text:p>
          </table:table-cell>
          <table:table-cell office:value-type="string">
            <text:p>que1|que4|que</text:p>
          </table:table-cell>
          <table:table-cell table:style-name="ce2" office:value-type="string">
            <text:p>que1|que4|qu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andoner</text:p>
          </table:table-cell>
          <table:table-cell table:style-name="Default" office:value-type="string">
            <text:p>randoner</text:p>
          </table:table-cell>
          <table:table-cell office:value-type="string">
            <text:p>randon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office:value-type="string">
            <text:p>je|moi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i ».</text:p>
          </table:table-cell>
        </table:table-row>
        <table:table-row table:style-name="ro3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ce2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roi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ier</text:p>
          </table:table-cell>
          <table:table-cell table:style-name="Default" office:value-type="string">
            <text:p>chëoir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</text:p>
          </table:table-cell>
          <table:table-cell table:number-columns-repeated="2" table:style-name="Default" office:value-type="string">
            <text:p>gr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rser</text:p>
          </table:table-cell>
          <table:table-cell office:value-type="string">
            <text:p>verser1</text:p>
          </table:table-cell>
          <table:table-cell table:style-name="Default" office:value-type="string">
            <text:p>vers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uz</text:p>
          </table:table-cell>
          <table:table-cell office:value-type="string">
            <text:p>pöoir</text:p>
          </table:table-cell>
          <table:table-cell table:style-name="Default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oi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table:style-name="Default"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table:style-name="ce4" office:value-type="string">
            <text:p>berart</text:p>
          </table:table-cell>
          <table:table-cell table:style-name="ce4" office:value-type="string">
            <text:p>bera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table:style-name="ce4" office:value-type="string">
            <text:p>mondidier</text:p>
          </table:table-cell>
          <table:table-cell table:style-name="ce4" office:value-type="string">
            <text:p>mondid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oz</text:p>
          </table:table-cell>
          <table:table-cell table:number-columns-repeated="2" table:style-name="ce4" office:value-type="string">
            <text:p>escot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ilemer</text:p>
          </table:table-cell>
          <table:table-cell table:style-name="ce4" office:value-type="string">
            <text:p>gilemer</text:p>
          </table:table-cell>
          <table:table-cell table:style-name="ce4" office:value-type="string">
            <text:p>gilem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gier</text:p>
          </table:table-cell>
          <table:table-cell office:value-type="string">
            <text:p>ogier</text:p>
          </table:table-cell>
          <table:table-cell table:style-name="Default"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anois</text:p>
          </table:table-cell>
          <table:table-cell table:style-name="Default"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table:style-name="Default"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er</text:p>
          </table:table-cell>
          <table:table-cell office:value-type="string">
            <text:p>löer1</text:p>
          </table:table-cell>
          <table:table-cell table:style-name="Default" office:value-type="string">
            <text:p>lö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s</text:p>
          </table:table-cell>
          <table:table-cell table:style-name="Default" office:value-type="string">
            <text:p>nul</text:p>
          </table:table-cell>
          <table:table-cell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table:number-columns-repeated="2"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se</text:p>
          </table:table-cell>
          <table:table-cell table:number-columns-repeated="2" office:value-type="string">
            <text:p>o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ven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ler</text:p>
          </table:table-cell>
          <table:table-cell office:value-type="string">
            <text:p>aler</text:p>
          </table:table-cell>
          <table:table-cell table:style-name="Default" office:value-type="string">
            <text:p>a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nge</text:p>
          </table:table-cell>
          <table:table-cell table:style-name="ce4" office:value-type="string">
            <text:p>vengier</text:p>
          </table:table-cell>
          <table:table-cell table:style-name="ce4" office:value-type="string">
            <text:p>veng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r</text:p>
          </table:table-cell>
          <table:table-cell table:style-name="Default" office:value-type="string">
            <text:p>lor2</text:p>
          </table:table-cell>
          <table:table-cell office:value-type="string">
            <text:p>lor2|lor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table:number-columns-repeated="2"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rover</text:p>
          </table:table-cell>
          <table:table-cell table:style-name="Default" office:value-type="string">
            <text:p>esprover</text:p>
          </table:table-cell>
          <table:table-cell table:style-name="Default" office:value-type="string">
            <text:p>es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z</text:p>
          </table:table-cell>
          <table:table-cell office:value-type="string">
            <text:p>tierz</text:p>
          </table:table-cell>
          <table:table-cell table:style-name="Default" office:value-type="string">
            <text:p>tierz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number-columns-repeated="2" table:style-name="Default"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rt</text:p>
          </table:table-cell>
          <table:table-cell office:value-type="string">
            <text:p>cart</text:p>
          </table:table-cell>
          <table:table-cell office:value-type="string">
            <text:p>cart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table:number-columns-repeated="2" table:style-name="Default"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fusez</text:p>
          </table:table-cell>
          <table:table-cell table:style-name="Default" office:value-type="string">
            <text:p>refuser</text:p>
          </table:table-cell>
          <table:table-cell office:value-type="string">
            <text:p>ref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table:style-name="Default"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lains</text:p>
          </table:table-cell>
          <table:table-cell table:style-name="Default" office:value-type="string">
            <text:p>vilain</text:p>
          </table:table-cell>
          <table:table-cell office:value-type="string">
            <text:p>vila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ieça</text:p>
          </table:table-cell>
          <table:table-cell table:style-name="ce4" office:value-type="string">
            <text:p>pieça</text:p>
          </table:table-cell>
          <table:table-cell table:style-name="ce4" office:value-type="string">
            <text:p>pieç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au substantif « piece » : pieç'a, piece a. Créer une entrée (Goderoy : pieça)</text:p>
          </table:table-cell>
        </table:table-row>
        <table:table-row table:style-name="ro2">
          <table:table-cell/>
          <table:table-cell office:value-type="string">
            <text:p>oï</text:p>
          </table:table-cell>
          <table:table-cell table:style-name="Default" office:value-type="string">
            <text:p>öir</text:p>
          </table:table-cell>
          <table:table-cell office:value-type="string">
            <text:p>ö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z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</table:table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18/09/2016</text:date>, <text:time>19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18T19:08:55.96</dc:date>
    <meta:editing-duration>P2DT2H28M31S</meta:editing-duration>
    <meta:editing-cycles>607</meta:editing-cycles>
    <meta:generator>OpenOffice/4.0.1$Win32 OpenOffice.org_project/401m5$Build-9714</meta:generator>
    <dc:creator>Lucence ING</dc:creator>
    <meta:document-statistic meta:table-count="2" meta:cell-count="16203" meta:object-count="0"/>
  </office:meta>
</office:document-meta>
</file>